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e0c2c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e0c2cd"/>
      <style:text-properties fo:color="#c9211e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lete model</text:p>
          </table:table-cell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300</text:p>
          </table:table-cell>
          <table:covered-table-cell/>
          <table:table-cell office:value-type="string" calcext:value-type="string">
            <text:p>Largest (More than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pa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P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etours(?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VRP solver</text:p>
          </table:table-cell>
          <table:covered-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mall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edium</text:p>
          </table:table-cell>
          <table:covered-table-cell/>
          <table:table-cell table:style-name="ce1" office:value-type="string" calcext:value-type="string" table:number-columns-spanned="2" table:number-rows-spanned="1">
            <text:p>Large up to 300</text:p>
          </table:table-cell>
          <table:covered-table-cell/>
          <table:table-cell office:value-type="string" calcext:value-type="string">
            <text:p>Largest (More than 300)</text:p>
          </table:table-cell>
        </table:table-row>
        <table:table-row table:style-name="ro1">
          <table:table-cell/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gh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  <table:table-cell office:value-type="string" calcext:value-type="string">
            <text:p>sfsarp</text:p>
          </table:table-cell>
          <table:table-cell office:value-type="string" calcext:value-type="string">
            <text:p>csarp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cMp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d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d</text:p>
          </table:table-cell>
          <table:table-cell table:style-name="ce2"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</text:p>
          </table:table-cell>
          <table:table-cell table:style-name="ce9" table:number-columns-repeated="102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</table:table>
      <table:table table:name="Sheet3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2992" calcext:value-type="float">
            <text:p>18.2992</text:p>
          </table:table-cell>
          <table:table-cell office:value-type="float" office:value="20.0114" calcext:value-type="float">
            <text:p>20.0114</text:p>
          </table:table-cell>
          <table:table-cell office:value-type="float" office:value="13.4184" calcext:value-type="float">
            <text:p>13.4184</text:p>
          </table:table-cell>
          <table:table-cell office:value-type="float" office:value="6.21279" calcext:value-type="float">
            <text:p>6.21279</text:p>
          </table:table-cell>
          <table:table-cell office:value-type="float" office:value="17.6667" calcext:value-type="float">
            <text:p>17.666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22.0711" calcext:value-type="float">
            <text:p>22.0711</text:p>
          </table:table-cell>
          <table:table-cell office:value-type="float" office:value="2.57663" calcext:value-type="float">
            <text:p>2.57663</text:p>
          </table:table-cell>
          <table:table-cell office:value-type="float" office:value="7.40043" calcext:value-type="float">
            <text:p>7.40043</text:p>
          </table:table-cell>
          <table:table-cell office:value-type="float" office:value="24.4889" calcext:value-type="float">
            <text:p>24.4889</text:p>
          </table:table-cell>
          <table:table-cell office:value-type="float" office:value="1.89594" calcext:value-type="float">
            <text:p>1.89594</text:p>
          </table:table-cell>
          <table:table-cell office:value-type="float" office:value="13.7282" calcext:value-type="float">
            <text:p>13.7282</text:p>
          </table:table-cell>
          <table:table-cell office:value-type="float" office:value="23.3559" calcext:value-type="float">
            <text:p>23.3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16.1647" calcext:value-type="float">
            <text:p>16.1647</text:p>
          </table:table-cell>
          <table:table-cell office:value-type="float" office:value="0" calcext:value-type="float">
            <text:p>0</text:p>
          </table:table-cell>
          <table:table-cell office:value-type="float" office:value="5.67842" calcext:value-type="float">
            <text:p>5.67842</text:p>
          </table:table-cell>
          <table:table-cell office:value-type="float" office:value="13.2537" calcext:value-type="float">
            <text:p>13.2537</text:p>
          </table:table-cell>
          <table:table-cell office:value-type="float" office:value="16.2589" calcext:value-type="float">
            <text:p>16.2589</text:p>
          </table:table-cell>
          <table:table-cell office:value-type="float" office:value="3.55956" calcext:value-type="float">
            <text:p>3.55956</text:p>
          </table:table-cell>
          <table:table-cell office:value-type="float" office:value="14.9116" calcext:value-type="float">
            <text:p>14.9116</text:p>
          </table:table-cell>
          <table:table-cell office:value-type="float" office:value="2.27419" calcext:value-type="float">
            <text:p>2.27419</text:p>
          </table:table-cell>
          <table:table-cell office:value-type="float" office:value="19.8248" calcext:value-type="float">
            <text:p>19.8248</text:p>
          </table:table-cell>
          <table:table-cell office:value-type="float" office:value="13.4046" calcext:value-type="float">
            <text:p>13.4046</text:p>
          </table:table-cell>
          <table:table-cell office:value-type="float" office:value="5.39451" calcext:value-type="float">
            <text:p>5.39451</text:p>
          </table:table-cell>
          <table:table-cell office:value-type="float" office:value="19.1852" calcext:value-type="float">
            <text:p>19.1852</text:p>
          </table:table-cell>
          <table:table-cell office:value-type="float" office:value="16.6807" calcext:value-type="float">
            <text:p>16.6807</text:p>
          </table:table-cell>
          <table:table-cell office:value-type="float" office:value="8.5271" calcext:value-type="float">
            <text:p>8.5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vector:</text:p>
          </table:table-cell>
          <table:table-cell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office:value-type="float" office:value="17.8393" calcext:value-type="float">
            <text:p>17.8393</text:p>
          </table:table-cell>
          <table:table-cell office:value-type="float" office:value="4.21623" calcext:value-type="float">
            <text:p>4.21623</text:p>
          </table:table-cell>
          <table:table-cell office:value-type="float" office:value="0" calcext:value-type="float">
            <text:p>0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5.3998" calcext:value-type="float">
            <text:p>5.3998</text:p>
          </table:table-cell>
          <table:table-cell office:value-type="float" office:value="18.5844" calcext:value-type="float">
            <text:p>18.5844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79934" calcext:value-type="float">
            <text:p>3.799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0:</text:p>
          </table:table-cell>
          <table:table-cell office:value-type="float" office:value="7.14727" calcext:value-type="float">
            <text:p>7.14727</text:p>
          </table:table-cell>
          <table:table-cell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office:value-type="float" office:value="6.62058" calcext:value-type="float">
            <text:p>6.62058</text:p>
          </table:table-cell>
          <table:table-cell office:value-type="float" office:value="12.9868" calcext:value-type="float">
            <text:p>12.9868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0" calcext:value-type="float">
            <text:p>0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14.8269" calcext:value-type="float">
            <text:p>14.8269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18.648" calcext:value-type="float">
            <text:p>18.648</text:p>
          </table:table-cell>
          <table:table-cell office:value-type="float" office:value="13.749" calcext:value-type="float">
            <text:p>13.749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20.6507" calcext:value-type="float">
            <text:p>20.65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:</text:p>
          </table:table-cell>
          <table:table-cell office:value-type="float" office:value="4.64136" calcext:value-type="float">
            <text:p>4.64136</text:p>
          </table:table-cell>
          <table:table-cell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office:value-type="float" office:value="9.18496" calcext:value-type="float">
            <text:p>9.18496</text:p>
          </table:table-cell>
          <table:table-cell office:value-type="float" office:value="14.0116" calcext:value-type="float">
            <text:p>14.0116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0" calcext:value-type="float">
            <text:p>0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4.34743" calcext:value-type="float">
            <text:p>4.34743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4.37693" calcext:value-type="float">
            <text:p>4.37693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7.7754" calcext:value-type="float">
            <text:p>17.77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2:</text:p>
          </table:table-cell>
          <table:table-cell office:value-type="float" office:value="6.97449" calcext:value-type="float">
            <text:p>6.97449</text:p>
          </table:table-cell>
          <table:table-cell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office:value-type="float" office:value="14.6393" calcext:value-type="float">
            <text:p>14.6393</text:p>
          </table:table-cell>
          <table:table-cell office:value-type="float" office:value="1.11806" calcext:value-type="float">
            <text:p>1.11806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0" calcext:value-type="float">
            <text:p>0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6.9829" calcext:value-type="float">
            <text:p>16.9829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16.4579" calcext:value-type="float">
            <text:p>16.4579</text:p>
          </table:table-cell>
          <table:table-cell office:value-type="float" office:value="16.658" calcext:value-type="float">
            <text:p>16.658</text:p>
          </table:table-cell>
          <table:table-cell office:value-type="float" office:value="7.40409" calcext:value-type="float">
            <text:p>7.404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3:</text:p>
          </table:table-cell>
          <table:table-cell office:value-type="float" office:value="15.0463" calcext:value-type="float">
            <text:p>15.0463</text:p>
          </table:table-cell>
          <table:table-cell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office:value-type="float" office:value="4.01763" calcext:value-type="float">
            <text:p>4.01763</text:p>
          </table:table-cell>
          <table:table-cell office:value-type="float" office:value="14.2227" calcext:value-type="float">
            <text:p>14.2227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0" calcext:value-type="float">
            <text:p>0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21.6201" calcext:value-type="float">
            <text:p>21.62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4:</text:p>
          </table:table-cell>
          <table:table-cell office:value-type="float" office:value="5.33661" calcext:value-type="float">
            <text:p>5.33661</text:p>
          </table:table-cell>
          <table:table-cell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office:value-type="float" office:value="18.3363" calcext:value-type="float">
            <text:p>18.3363</text:p>
          </table:table-cell>
          <table:table-cell office:value-type="float" office:value="3.79516" calcext:value-type="float">
            <text:p>3.7951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0" calcext:value-type="float">
            <text:p>0</text:p>
          </table:table-cell>
          <table:table-cell office:value-type="float" office:value="21.5339" calcext:value-type="float">
            <text:p>21.5339</text:p>
          </table:table-cell>
          <table:table-cell office:value-type="float" office:value="15.064" calcext:value-type="float">
            <text:p>15.064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20.9602" calcext:value-type="float">
            <text:p>20.9602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7.03766" calcext:value-type="float">
            <text:p>7.037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5:</text:p>
          </table:table-cell>
          <table:table-cell office:value-type="float" office:value="8.40759" calcext:value-type="float">
            <text:p>8.40759</text:p>
          </table:table-cell>
          <table:table-cell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office:value-type="float" office:value="8.56114" calcext:value-type="float">
            <text:p>8.56114</text:p>
          </table:table-cell>
          <table:table-cell office:value-type="float" office:value="17.7393" calcext:value-type="float">
            <text:p>17.7393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14.8269" calcext:value-type="float">
            <text:p>14.8269</text:p>
          </table:table-cell>
          <table:table-cell office:value-type="float" office:value="4.34743" calcext:value-type="float">
            <text:p>4.34743</text:p>
          </table:table-cell>
          <table:table-cell office:value-type="float" office:value="16.9829" calcext:value-type="float">
            <text:p>16.9829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21.5339" calcext:value-type="float">
            <text:p>21.5339</text:p>
          </table:table-cell>
          <table:table-cell office:value-type="float" office:value="0" calcext:value-type="float">
            <text:p>0</text:p>
          </table:table-cell>
          <table:table-cell office:value-type="float" office:value="6.47557" calcext:value-type="float">
            <text:p>6.47557</text:p>
          </table:table-cell>
          <table:table-cell office:value-type="float" office:value="23.7202" calcext:value-type="float">
            <text:p>23.7202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15.6043" calcext:value-type="float">
            <text:p>15.6043</text:p>
          </table:table-cell>
          <table:table-cell office:value-type="float" office:value="22.0644" calcext:value-type="float">
            <text:p>22.06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6:</text:p>
          </table:table-cell>
          <table:table-cell office:value-type="float" office:value="12.2125" calcext:value-type="float">
            <text:p>12.2125</text:p>
          </table:table-cell>
          <table:table-cell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office:value-type="float" office:value="7.62403" calcext:value-type="float">
            <text:p>7.62403</text:p>
          </table:table-cell>
          <table:table-cell office:value-type="float" office:value="11.2711" calcext:value-type="float">
            <text:p>11.2711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15.064" calcext:value-type="float">
            <text:p>15.064</text:p>
          </table:table-cell>
          <table:table-cell office:value-type="float" office:value="6.47557" calcext:value-type="float">
            <text:p>6.47557</text:p>
          </table:table-cell>
          <table:table-cell office:value-type="float" office:value="0" calcext:value-type="float">
            <text:p>0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5.9893" calcext:value-type="float">
            <text:p>5.9893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15.9631" calcext:value-type="float">
            <text:p>15.96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office:value-type="float" office:value="21.2077" calcext:value-type="float">
            <text:p>21.2077</text:p>
          </table:table-cell>
          <table:table-cell office:value-type="float" office:value="6.34185" calcext:value-type="float">
            <text:p>6.34185</text:p>
          </table:table-cell>
          <table:table-cell office:value-type="float" office:value="5.3998" calcext:value-type="float">
            <text:p>5.3998</text:p>
          </table:table-cell>
          <table:table-cell office:value-type="float" office:value="18.648" calcext:value-type="float">
            <text:p>18.648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23.7202" calcext:value-type="float">
            <text:p>23.7202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0" calcext:value-type="float">
            <text:p>0</text:p>
          </table:table-cell>
          <table:table-cell office:value-type="float" office:value="23.2418" calcext:value-type="float">
            <text:p>23.2418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5.36808" calcext:value-type="float">
            <text:p>5.368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office:value-type="float" office:value="7.46063" calcext:value-type="float">
            <text:p>7.46063</text:p>
          </table:table-cell>
          <table:table-cell office:value-type="float" office:value="17.1671" calcext:value-type="float">
            <text:p>17.1671</text:p>
          </table:table-cell>
          <table:table-cell office:value-type="float" office:value="18.5844" calcext:value-type="float">
            <text:p>18.5844</text:p>
          </table:table-cell>
          <table:table-cell office:value-type="float" office:value="13.749" calcext:value-type="float">
            <text:p>13.749</text:p>
          </table:table-cell>
          <table:table-cell office:value-type="float" office:value="4.37693" calcext:value-type="float">
            <text:p>4.37693</text:p>
          </table:table-cell>
          <table:table-cell office:value-type="float" office:value="16.4579" calcext:value-type="float">
            <text:p>16.4579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20.9602" calcext:value-type="float">
            <text:p>20.9602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5.9893" calcext:value-type="float">
            <text:p>5.9893</text:p>
          </table:table-cell>
          <table:table-cell office:value-type="float" office:value="23.2418" calcext:value-type="float">
            <text:p>23.2418</text:p>
          </table:table-cell>
          <table:table-cell office:value-type="float" office:value="0" calcext:value-type="float">
            <text:p>0</text:p>
          </table:table-cell>
          <table:table-cell office:value-type="float" office:value="14.5042" calcext:value-type="float">
            <text:p>14.5042</text:p>
          </table:table-cell>
          <table:table-cell office:value-type="float" office:value="21.8215" calcext:value-type="float">
            <text:p>21.82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.05222" calcext:value-type="float">
            <text:p>7.05222</text:p>
          </table:table-cell>
          <table:table-cell office:value-type="float" office:value="16.4221" calcext:value-type="float">
            <text:p>16.4221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6.658" calcext:value-type="float">
            <text:p>16.658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15.6043" calcext:value-type="float">
            <text:p>15.6043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14.5042" calcext:value-type="float">
            <text:p>14.5042</text:p>
          </table:table-cell>
          <table:table-cell office:value-type="float" office:value="0" calcext:value-type="float">
            <text:p>0</text:p>
          </table:table-cell>
          <table:table-cell office:value-type="float" office:value="24.0621" calcext:value-type="float">
            <text:p>24.06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.5812" calcext:value-type="float">
            <text:p>21.5812</text:p>
          </table:table-cell>
          <table:table-cell office:value-type="float" office:value="7.75057" calcext:value-type="float">
            <text:p>7.75057</text:p>
          </table:table-cell>
          <table:table-cell office:value-type="float" office:value="3.79934" calcext:value-type="float">
            <text:p>3.79934</text:p>
          </table:table-cell>
          <table:table-cell office:value-type="float" office:value="20.6507" calcext:value-type="float">
            <text:p>20.6507</text:p>
          </table:table-cell>
          <table:table-cell office:value-type="float" office:value="17.7754" calcext:value-type="float">
            <text:p>17.7754</text:p>
          </table:table-cell>
          <table:table-cell office:value-type="float" office:value="7.40409" calcext:value-type="float">
            <text:p>7.40409</text:p>
          </table:table-cell>
          <table:table-cell office:value-type="float" office:value="21.6201" calcext:value-type="float">
            <text:p>21.6201</text:p>
          </table:table-cell>
          <table:table-cell office:value-type="float" office:value="7.03766" calcext:value-type="float">
            <text:p>7.03766</text:p>
          </table:table-cell>
          <table:table-cell office:value-type="float" office:value="22.0644" calcext:value-type="float">
            <text:p>22.0644</text:p>
          </table:table-cell>
          <table:table-cell office:value-type="float" office:value="15.9631" calcext:value-type="float">
            <text:p>15.9631</text:p>
          </table:table-cell>
          <table:table-cell office:value-type="float" office:value="5.36808" calcext:value-type="float">
            <text:p>5.36808</text:p>
          </table:table-cell>
          <table:table-cell office:value-type="float" office:value="21.8215" calcext:value-type="float">
            <text:p>21.8215</text:p>
          </table:table-cell>
          <table:table-cell office:value-type="float" office:value="24.0621" calcext:value-type="float">
            <text:p>24.06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3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3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style-name="ce13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formula="of:=[.C2]*0.46" office:value-type="float" office:value="0" calcext:value-type="float">
            <text:p>0</text:p>
          </table:table-cell>
          <table:table-cell table:formula="of:=[.D2]*0.46" office:value-type="float" office:value="8.417632" calcext:value-type="float">
            <text:p>8.417632</text:p>
          </table:table-cell>
          <table:table-cell table:formula="of:=[.E2]*0.46" office:value-type="float" office:value="9.205244" calcext:value-type="float">
            <text:p>9.205244</text:p>
          </table:table-cell>
          <table:table-cell table:formula="of:=[.F2]*0.46" office:value-type="float" office:value="6.172464" calcext:value-type="float">
            <text:p>6.172464</text:p>
          </table:table-cell>
          <table:table-cell table:formula="of:=[.G2]*0.46" office:value-type="float" office:value="2.8578834" calcext:value-type="float">
            <text:p>2.8578834</text:p>
          </table:table-cell>
          <table:table-cell table:formula="of:=[.H2]*0.46" office:value-type="float" office:value="8.126682" calcext:value-type="float">
            <text:p>8.126682</text:p>
          </table:table-cell>
          <table:table-cell table:formula="of:=[.I2]*0.46" office:value-type="float" office:value="5.00089" calcext:value-type="float">
            <text:p>5.00089</text:p>
          </table:table-cell>
          <table:table-cell table:formula="of:=[.J2]*0.46" office:value-type="float" office:value="10.152706" calcext:value-type="float">
            <text:p>10.152706</text:p>
          </table:table-cell>
          <table:table-cell table:formula="of:=[.K2]*0.46" office:value-type="float" office:value="1.1852498" calcext:value-type="float">
            <text:p>1.1852498</text:p>
          </table:table-cell>
          <table:table-cell table:formula="of:=[.L2]*0.46" office:value-type="float" office:value="3.4041978" calcext:value-type="float">
            <text:p>3.4041978</text:p>
          </table:table-cell>
          <table:table-cell table:formula="of:=[.M2]*0.46" office:value-type="float" office:value="11.264894" calcext:value-type="float">
            <text:p>11.264894</text:p>
          </table:table-cell>
          <table:table-cell table:formula="of:=[.N2]*0.46" office:value-type="float" office:value="0.8721324" calcext:value-type="float">
            <text:p>0.8721324</text:p>
          </table:table-cell>
          <table:table-cell table:formula="of:=[.O2]*0.46" office:value-type="float" office:value="6.314972" calcext:value-type="float">
            <text:p>6.314972</text:p>
          </table:table-cell>
          <table:table-cell table:formula="of:=[.P2]*0.46" office:value-type="float" office:value="10.743714" calcext:value-type="float">
            <text:p>10.743714</text:p>
          </table:table-cell>
          <table:table-cell table:formula="of:=[.Q2]*0.46" office:value-type="float" office:value="0" calcext:value-type="float">
            <text:p>0</text:p>
          </table:table-cell>
          <table:table-cell table:formula="of:=[.R2]*0.46" office:value-type="float" office:value="0" calcext:value-type="float">
            <text:p>0</text:p>
          </table:table-cell>
          <table:table-cell/>
          <table:table-cell table:formula="of:=SUM([.T4:.T10])" office:value-type="float" office:value="59.76612" calcext:value-type="float">
            <text:p>59.76612</text:p>
          </table:table-cell>
          <table:table-cell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formula="of:=[.C3]*0.46" office:value-type="float" office:value="7.435762" calcext:value-type="float">
            <text:p>7.435762</text:p>
          </table:table-cell>
          <table:table-cell table:formula="of:=[.D3]*0.46" office:value-type="float" office:value="0" calcext:value-type="float">
            <text:p>0</text:p>
          </table:table-cell>
          <table:table-cell table:formula="of:=[.E3]*0.46" office:value-type="float" office:value="2.6120732" calcext:value-type="float">
            <text:p>2.6120732</text:p>
          </table:table-cell>
          <table:table-cell table:formula="of:=[.F3]*0.46" office:value-type="float" office:value="6.096702" calcext:value-type="float">
            <text:p>6.096702</text:p>
          </table:table-cell>
          <table:table-cell table:formula="of:=[.G3]*0.46" office:value-type="float" office:value="7.479094" calcext:value-type="float">
            <text:p>7.479094</text:p>
          </table:table-cell>
          <table:table-cell table:formula="of:=[.H3]*0.46" office:value-type="float" office:value="1.6373976" calcext:value-type="float">
            <text:p>1.6373976</text:p>
          </table:table-cell>
          <table:table-cell table:formula="of:=[.I3]*0.46" office:value-type="float" office:value="6.859336" calcext:value-type="float">
            <text:p>6.859336</text:p>
          </table:table-cell>
          <table:table-cell table:formula="of:=[.J3]*0.46" office:value-type="float" office:value="1.0461274" calcext:value-type="float">
            <text:p>1.0461274</text:p>
          </table:table-cell>
          <table:table-cell table:formula="of:=[.K3]*0.46" office:value-type="float" office:value="9.119408" calcext:value-type="float">
            <text:p>9.119408</text:p>
          </table:table-cell>
          <table:table-cell table:formula="of:=[.L3]*0.46" office:value-type="float" office:value="6.166116" calcext:value-type="float">
            <text:p>6.166116</text:p>
          </table:table-cell>
          <table:table-cell table:formula="of:=[.M3]*0.46" office:value-type="float" office:value="2.4814746" calcext:value-type="float">
            <text:p>2.4814746</text:p>
          </table:table-cell>
          <table:table-cell table:formula="of:=[.N3]*0.46" office:value-type="float" office:value="8.825192" calcext:value-type="float">
            <text:p>8.825192</text:p>
          </table:table-cell>
          <table:table-cell table:formula="of:=[.O3]*0.46" office:value-type="float" office:value="7.673122" calcext:value-type="float">
            <text:p>7.673122</text:p>
          </table:table-cell>
          <table:table-cell table:formula="of:=[.P3]*0.46" office:value-type="float" office:value="3.922466" calcext:value-type="float">
            <text:p>3.922466</text:p>
          </table:table-cell>
          <table:table-cell table:formula="of:=[.Q3]*0.46" office:value-type="float" office:value="0" calcext:value-type="float">
            <text:p>0</text:p>
          </table:table-cell>
          <table:table-cell table:formula="of:=[.R3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formula="of:=[.C4]*0.46" office:value-type="float" office:value="8.206078" calcext:value-type="float">
            <text:p>8.206078</text:p>
          </table:table-cell>
          <table:table-cell table:formula="of:=[.D4]*0.46" office:value-type="float" office:value="1.9394658" calcext:value-type="float">
            <text:p>1.9394658</text:p>
          </table:table-cell>
          <table:table-cell table:formula="of:=[.E4]*0.46" office:value-type="float" office:value="0" calcext:value-type="float">
            <text:p>0</text:p>
          </table:table-cell>
          <table:table-cell table:formula="of:=[.F4]*0.46" office:value-type="float" office:value="7.776806" calcext:value-type="float">
            <text:p>7.776806</text:p>
          </table:table-cell>
          <table:table-cell table:formula="of:=[.G4]*0.46" office:value-type="float" office:value="6.792452" calcext:value-type="float">
            <text:p>6.792452</text:p>
          </table:table-cell>
          <table:table-cell table:formula="of:=[.H4]*0.46" office:value-type="float" office:value="1.6888946" calcext:value-type="float">
            <text:p>1.6888946</text:p>
          </table:table-cell>
          <table:table-cell table:formula="of:=[.I4]*0.46" office:value-type="float" office:value="8.198396" calcext:value-type="float">
            <text:p>8.198396</text:p>
          </table:table-cell>
          <table:table-cell table:formula="of:=[.J4]*0.46" office:value-type="float" office:value="2.3468234" calcext:value-type="float">
            <text:p>2.3468234</text:p>
          </table:table-cell>
          <table:table-cell table:formula="of:=[.K4]*0.46" office:value-type="float" office:value="8.710376" calcext:value-type="float">
            <text:p>8.710376</text:p>
          </table:table-cell>
          <table:table-cell table:formula="of:=[.L4]*0.46" office:value-type="float" office:value="5.806718" calcext:value-type="float">
            <text:p>5.806718</text:p>
          </table:table-cell>
          <table:table-cell table:formula="of:=[.M4]*0.46" office:value-type="float" office:value="2.483908" calcext:value-type="float">
            <text:p>2.483908</text:p>
          </table:table-cell>
          <table:table-cell table:formula="of:=[.N4]*0.46" office:value-type="float" office:value="8.548824" calcext:value-type="float">
            <text:p>8.548824</text:p>
          </table:table-cell>
          <table:table-cell table:formula="of:=[.O4]*0.46" office:value-type="float" office:value="9.339012" calcext:value-type="float">
            <text:p>9.339012</text:p>
          </table:table-cell>
          <table:table-cell table:formula="of:=[.P4]*0.46" office:value-type="float" office:value="1.7476964" calcext:value-type="float">
            <text:p>1.7476964</text:p>
          </table:table-cell>
          <table:table-cell table:formula="of:=[.Q4]*0.46" office:value-type="float" office:value="0" calcext:value-type="float">
            <text:p>0</text:p>
          </table:table-cell>
          <table:table-cell table:formula="of:=[.R4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formula="of:=[.C5]*0.46" office:value-type="float" office:value="3.0454668" calcext:value-type="float">
            <text:p>3.0454668</text:p>
          </table:table-cell>
          <table:table-cell table:formula="of:=[.D5]*0.46" office:value-type="float" office:value="5.973928" calcext:value-type="float">
            <text:p>5.973928</text:p>
          </table:table-cell>
          <table:table-cell table:formula="of:=[.E5]*0.46" office:value-type="float" office:value="7.776806" calcext:value-type="float">
            <text:p>7.776806</text:p>
          </table:table-cell>
          <table:table-cell table:formula="of:=[.F5]*0.46" office:value-type="float" office:value="0" calcext:value-type="float">
            <text:p>0</text:p>
          </table:table-cell>
          <table:table-cell table:formula="of:=[.G5]*0.46" office:value-type="float" office:value="6.524824" calcext:value-type="float">
            <text:p>6.524824</text:p>
          </table:table-cell>
          <table:table-cell table:formula="of:=[.H5]*0.46" office:value-type="float" office:value="6.094724" calcext:value-type="float">
            <text:p>6.094724</text:p>
          </table:table-cell>
          <table:table-cell table:formula="of:=[.I5]*0.46" office:value-type="float" office:value="1.298051" calcext:value-type="float">
            <text:p>1.298051</text:p>
          </table:table-cell>
          <table:table-cell table:formula="of:=[.J5]*0.46" office:value-type="float" office:value="7.139384" calcext:value-type="float">
            <text:p>7.139384</text:p>
          </table:table-cell>
          <table:table-cell table:formula="of:=[.K5]*0.46" office:value-type="float" office:value="6.820374" calcext:value-type="float">
            <text:p>6.820374</text:p>
          </table:table-cell>
          <table:table-cell table:formula="of:=[.L5]*0.46" office:value-type="float" office:value="5.316128" calcext:value-type="float">
            <text:p>5.316128</text:p>
          </table:table-cell>
          <table:table-cell table:formula="of:=[.M5]*0.46" office:value-type="float" office:value="8.57808" calcext:value-type="float">
            <text:p>8.57808</text:p>
          </table:table-cell>
          <table:table-cell table:formula="of:=[.N5]*0.46" office:value-type="float" office:value="6.32454" calcext:value-type="float">
            <text:p>6.32454</text:p>
          </table:table-cell>
          <table:table-cell table:formula="of:=[.O5]*0.46" office:value-type="float" office:value="1.5839916" calcext:value-type="float">
            <text:p>1.5839916</text:p>
          </table:table-cell>
          <table:table-cell table:formula="of:=[.P5]*0.46" office:value-type="float" office:value="9.499322" calcext:value-type="float">
            <text:p>9.499322</text:p>
          </table:table-cell>
          <table:table-cell table:formula="of:=[.Q5]*0.46" office:value-type="float" office:value="0" calcext:value-type="float">
            <text:p>0</text:p>
          </table:table-cell>
          <table:table-cell table:formula="of:=[.R5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formula="of:=[.C6]*0.46" office:value-type="float" office:value="4.2250816" calcext:value-type="float">
            <text:p>4.2250816</text:p>
          </table:table-cell>
          <table:table-cell table:formula="of:=[.D6]*0.46" office:value-type="float" office:value="6.445336" calcext:value-type="float">
            <text:p>6.445336</text:p>
          </table:table-cell>
          <table:table-cell table:formula="of:=[.E6]*0.46" office:value-type="float" office:value="6.792452" calcext:value-type="float">
            <text:p>6.792452</text:p>
          </table:table-cell>
          <table:table-cell table:formula="of:=[.F6]*0.46" office:value-type="float" office:value="6.524824" calcext:value-type="float">
            <text:p>6.524824</text:p>
          </table:table-cell>
          <table:table-cell table:formula="of:=[.G6]*0.46" office:value-type="float" office:value="0" calcext:value-type="float">
            <text:p>0</text:p>
          </table:table-cell>
          <table:table-cell table:formula="of:=[.H6]*0.46" office:value-type="float" office:value="6.048034" calcext:value-type="float">
            <text:p>6.048034</text:p>
          </table:table-cell>
          <table:table-cell table:formula="of:=[.I6]*0.46" office:value-type="float" office:value="5.749448" calcext:value-type="float">
            <text:p>5.749448</text:p>
          </table:table-cell>
          <table:table-cell table:formula="of:=[.J6]*0.46" office:value-type="float" office:value="8.17351" calcext:value-type="float">
            <text:p>8.17351</text:p>
          </table:table-cell>
          <table:table-cell table:formula="of:=[.K6]*0.46" office:value-type="float" office:value="1.9998178" calcext:value-type="float">
            <text:p>1.9998178</text:p>
          </table:table-cell>
          <table:table-cell table:formula="of:=[.L6]*0.46" office:value-type="float" office:value="1.439087" calcext:value-type="float">
            <text:p>1.439087</text:p>
          </table:table-cell>
          <table:table-cell table:formula="of:=[.M6]*0.46" office:value-type="float" office:value="9.076352" calcext:value-type="float">
            <text:p>9.076352</text:p>
          </table:table-cell>
          <table:table-cell table:formula="of:=[.N6]*0.46" office:value-type="float" office:value="2.0133878" calcext:value-type="float">
            <text:p>2.0133878</text:p>
          </table:table-cell>
          <table:table-cell table:formula="of:=[.O6]*0.46" office:value-type="float" office:value="7.306594" calcext:value-type="float">
            <text:p>7.306594</text:p>
          </table:table-cell>
          <table:table-cell table:formula="of:=[.P6]*0.46" office:value-type="float" office:value="8.176684" calcext:value-type="float">
            <text:p>8.176684</text:p>
          </table:table-cell>
          <table:table-cell table:formula="of:=[.Q6]*0.46" office:value-type="float" office:value="0" calcext:value-type="float">
            <text:p>0</text:p>
          </table:table-cell>
          <table:table-cell table:formula="of:=[.R6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formula="of:=[.C7]*0.46" office:value-type="float" office:value="6.734078" calcext:value-type="float">
            <text:p>6.734078</text:p>
          </table:table-cell>
          <table:table-cell table:formula="of:=[.D7]*0.46" office:value-type="float" office:value="0.5143076" calcext:value-type="float">
            <text:p>0.5143076</text:p>
          </table:table-cell>
          <table:table-cell table:formula="of:=[.E7]*0.46" office:value-type="float" office:value="1.6888946" calcext:value-type="float">
            <text:p>1.6888946</text:p>
          </table:table-cell>
          <table:table-cell table:formula="of:=[.F7]*0.46" office:value-type="float" office:value="6.094724" calcext:value-type="float">
            <text:p>6.094724</text:p>
          </table:table-cell>
          <table:table-cell table:formula="of:=[.G7]*0.46" office:value-type="float" office:value="6.048034" calcext:value-type="float">
            <text:p>6.048034</text:p>
          </table:table-cell>
          <table:table-cell table:formula="of:=[.H7]*0.46" office:value-type="float" office:value="0" calcext:value-type="float">
            <text:p>0</text:p>
          </table:table-cell>
          <table:table-cell table:formula="of:=[.I7]*0.46" office:value-type="float" office:value="6.567006" calcext:value-type="float">
            <text:p>6.567006</text:p>
          </table:table-cell>
          <table:table-cell table:formula="of:=[.J7]*0.46" office:value-type="float" office:value="2.1293584" calcext:value-type="float">
            <text:p>2.1293584</text:p>
          </table:table-cell>
          <table:table-cell table:formula="of:=[.K7]*0.46" office:value-type="float" office:value="7.812134" calcext:value-type="float">
            <text:p>7.812134</text:p>
          </table:table-cell>
          <table:table-cell table:formula="of:=[.L7]*0.46" office:value-type="float" office:value="4.833588" calcext:value-type="float">
            <text:p>4.833588</text:p>
          </table:table-cell>
          <table:table-cell table:formula="of:=[.M7]*0.46" office:value-type="float" office:value="3.1410732" calcext:value-type="float">
            <text:p>3.1410732</text:p>
          </table:table-cell>
          <table:table-cell table:formula="of:=[.N7]*0.46" office:value-type="float" office:value="7.570634" calcext:value-type="float">
            <text:p>7.570634</text:p>
          </table:table-cell>
          <table:table-cell table:formula="of:=[.O7]*0.46" office:value-type="float" office:value="7.66268" calcext:value-type="float">
            <text:p>7.66268</text:p>
          </table:table-cell>
          <table:table-cell table:formula="of:=[.P7]*0.46" office:value-type="float" office:value="3.4058814" calcext:value-type="float">
            <text:p>3.4058814</text:p>
          </table:table-cell>
          <table:table-cell table:formula="of:=[.Q7]*0.46" office:value-type="float" office:value="0" calcext:value-type="float">
            <text:p>0</text:p>
          </table:table-cell>
          <table:table-cell table:formula="of:=[.R7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formula="of:=[.C8]*0.46" office:value-type="float" office:value="1.8481098" calcext:value-type="float">
            <text:p>1.8481098</text:p>
          </table:table-cell>
          <table:table-cell table:formula="of:=[.D8]*0.46" office:value-type="float" office:value="6.542442" calcext:value-type="float">
            <text:p>6.542442</text:p>
          </table:table-cell>
          <table:table-cell table:formula="of:=[.E8]*0.46" office:value-type="float" office:value="8.198396" calcext:value-type="float">
            <text:p>8.198396</text:p>
          </table:table-cell>
          <table:table-cell table:formula="of:=[.F8]*0.46" office:value-type="float" office:value="1.298051" calcext:value-type="float">
            <text:p>1.298051</text:p>
          </table:table-cell>
          <table:table-cell table:formula="of:=[.G8]*0.46" office:value-type="float" office:value="5.749448" calcext:value-type="float">
            <text:p>5.749448</text:p>
          </table:table-cell>
          <table:table-cell table:formula="of:=[.H8]*0.46" office:value-type="float" office:value="6.567006" calcext:value-type="float">
            <text:p>6.567006</text:p>
          </table:table-cell>
          <table:table-cell table:formula="of:=[.I8]*0.46" office:value-type="float" office:value="0" calcext:value-type="float">
            <text:p>0</text:p>
          </table:table-cell>
          <table:table-cell table:formula="of:=[.J8]*0.46" office:value-type="float" office:value="7.902892" calcext:value-type="float">
            <text:p>7.902892</text:p>
          </table:table-cell>
          <table:table-cell table:formula="of:=[.K8]*0.46" office:value-type="float" office:value="5.75437" calcext:value-type="float">
            <text:p>5.75437</text:p>
          </table:table-cell>
          <table:table-cell table:formula="of:=[.L8]*0.46" office:value-type="float" office:value="4.719002" calcext:value-type="float">
            <text:p>4.719002</text:p>
          </table:table-cell>
          <table:table-cell table:formula="of:=[.M8]*0.46" office:value-type="float" office:value="9.313988" calcext:value-type="float">
            <text:p>9.313988</text:p>
          </table:table-cell>
          <table:table-cell table:formula="of:=[.N8]*0.46" office:value-type="float" office:value="5.249796" calcext:value-type="float">
            <text:p>5.249796</text:p>
          </table:table-cell>
          <table:table-cell table:formula="of:=[.O8]*0.46" office:value-type="float" office:value="1.5690186" calcext:value-type="float">
            <text:p>1.5690186</text:p>
          </table:table-cell>
          <table:table-cell table:formula="of:=[.P8]*0.46" office:value-type="float" office:value="9.945246" calcext:value-type="float">
            <text:p>9.945246</text:p>
          </table:table-cell>
          <table:table-cell table:formula="of:=[.Q8]*0.46" office:value-type="float" office:value="0" calcext:value-type="float">
            <text:p>0</text:p>
          </table:table-cell>
          <table:table-cell table:formula="of:=[.R8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formula="of:=[.C9]*0.46" office:value-type="float" office:value="8.434698" calcext:value-type="float">
            <text:p>8.434698</text:p>
          </table:table-cell>
          <table:table-cell table:formula="of:=[.D9]*0.46" office:value-type="float" office:value="1.7457736" calcext:value-type="float">
            <text:p>1.7457736</text:p>
          </table:table-cell>
          <table:table-cell table:formula="of:=[.E9]*0.46" office:value-type="float" office:value="2.3468234" calcext:value-type="float">
            <text:p>2.3468234</text:p>
          </table:table-cell>
          <table:table-cell table:formula="of:=[.F9]*0.46" office:value-type="float" office:value="7.139384" calcext:value-type="float">
            <text:p>7.139384</text:p>
          </table:table-cell>
          <table:table-cell table:formula="of:=[.G9]*0.46" office:value-type="float" office:value="8.17351" calcext:value-type="float">
            <text:p>8.17351</text:p>
          </table:table-cell>
          <table:table-cell table:formula="of:=[.H9]*0.46" office:value-type="float" office:value="2.1293584" calcext:value-type="float">
            <text:p>2.1293584</text:p>
          </table:table-cell>
          <table:table-cell table:formula="of:=[.I9]*0.46" office:value-type="float" office:value="7.902892" calcext:value-type="float">
            <text:p>7.902892</text:p>
          </table:table-cell>
          <table:table-cell table:formula="of:=[.J9]*0.46" office:value-type="float" office:value="0" calcext:value-type="float">
            <text:p>0</text:p>
          </table:table-cell>
          <table:table-cell table:formula="of:=[.K9]*0.46" office:value-type="float" office:value="9.905594" calcext:value-type="float">
            <text:p>9.905594</text:p>
          </table:table-cell>
          <table:table-cell table:formula="of:=[.L9]*0.46" office:value-type="float" office:value="6.92944" calcext:value-type="float">
            <text:p>6.92944</text:p>
          </table:table-cell>
          <table:table-cell table:formula="of:=[.M9]*0.46" office:value-type="float" office:value="1.4437468" calcext:value-type="float">
            <text:p>1.4437468</text:p>
          </table:table-cell>
          <table:table-cell table:formula="of:=[.N9]*0.46" office:value-type="float" office:value="9.641692" calcext:value-type="float">
            <text:p>9.641692</text:p>
          </table:table-cell>
          <table:table-cell table:formula="of:=[.O9]*0.46" office:value-type="float" office:value="8.713688" calcext:value-type="float">
            <text:p>8.713688</text:p>
          </table:table-cell>
          <table:table-cell table:formula="of:=[.P9]*0.46" office:value-type="float" office:value="3.2373236" calcext:value-type="float">
            <text:p>3.2373236</text:p>
          </table:table-cell>
          <table:table-cell table:formula="of:=[.Q9]*0.46" office:value-type="float" office:value="0" calcext:value-type="float">
            <text:p>0</text:p>
          </table:table-cell>
          <table:table-cell table:formula="of:=[.R9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formula="of:=[.C10]*0.46" office:value-type="float" office:value="3.9381244" calcext:value-type="float">
            <text:p>3.9381244</text:p>
          </table:table-cell>
          <table:table-cell table:formula="of:=[.D10]*0.46" office:value-type="float" office:value="8.160078" calcext:value-type="float">
            <text:p>8.160078</text:p>
          </table:table-cell>
          <table:table-cell table:formula="of:=[.E10]*0.46" office:value-type="float" office:value="8.710376" calcext:value-type="float">
            <text:p>8.710376</text:p>
          </table:table-cell>
          <table:table-cell table:formula="of:=[.F10]*0.46" office:value-type="float" office:value="6.820374" calcext:value-type="float">
            <text:p>6.820374</text:p>
          </table:table-cell>
          <table:table-cell table:formula="of:=[.G10]*0.46" office:value-type="float" office:value="1.9998178" calcext:value-type="float">
            <text:p>1.9998178</text:p>
          </table:table-cell>
          <table:table-cell table:formula="of:=[.H10]*0.46" office:value-type="float" office:value="7.812134" calcext:value-type="float">
            <text:p>7.812134</text:p>
          </table:table-cell>
          <table:table-cell table:formula="of:=[.I10]*0.46" office:value-type="float" office:value="5.75437" calcext:value-type="float">
            <text:p>5.75437</text:p>
          </table:table-cell>
          <table:table-cell table:formula="of:=[.J10]*0.46" office:value-type="float" office:value="9.905594" calcext:value-type="float">
            <text:p>9.905594</text:p>
          </table:table-cell>
          <table:table-cell table:formula="of:=[.K10]*0.46" office:value-type="float" office:value="0" calcext:value-type="float">
            <text:p>0</text:p>
          </table:table-cell>
          <table:table-cell table:formula="of:=[.L10]*0.46" office:value-type="float" office:value="2.9787622" calcext:value-type="float">
            <text:p>2.9787622</text:p>
          </table:table-cell>
          <table:table-cell table:formula="of:=[.M10]*0.46" office:value-type="float" office:value="10.911292" calcext:value-type="float">
            <text:p>10.911292</text:p>
          </table:table-cell>
          <table:table-cell table:formula="of:=[.N10]*0.46" office:value-type="float" office:value="0.5062438" calcext:value-type="float">
            <text:p>0.5062438</text:p>
          </table:table-cell>
          <table:table-cell table:formula="of:=[.O10]*0.46" office:value-type="float" office:value="7.177978" calcext:value-type="float">
            <text:p>7.177978</text:p>
          </table:table-cell>
          <table:table-cell table:formula="of:=[.P10]*0.46" office:value-type="float" office:value="10.149624" calcext:value-type="float">
            <text:p>10.149624</text:p>
          </table:table-cell>
          <table:table-cell table:formula="of:=[.Q10]*0.46" office:value-type="float" office:value="0" calcext:value-type="float">
            <text:p>0</text:p>
          </table:table-cell>
          <table:table-cell table:formula="of:=[.R10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formula="of:=[.C11]*0.46" office:value-type="float" office:value="3.5070538" calcext:value-type="float">
            <text:p>3.5070538</text:p>
          </table:table-cell>
          <table:table-cell table:formula="of:=[.D11]*0.46" office:value-type="float" office:value="5.184706" calcext:value-type="float">
            <text:p>5.184706</text:p>
          </table:table-cell>
          <table:table-cell table:formula="of:=[.E11]*0.46" office:value-type="float" office:value="5.806718" calcext:value-type="float">
            <text:p>5.806718</text:p>
          </table:table-cell>
          <table:table-cell table:formula="of:=[.F11]*0.46" office:value-type="float" office:value="5.316128" calcext:value-type="float">
            <text:p>5.316128</text:p>
          </table:table-cell>
          <table:table-cell table:formula="of:=[.G11]*0.46" office:value-type="float" office:value="1.439087" calcext:value-type="float">
            <text:p>1.439087</text:p>
          </table:table-cell>
          <table:table-cell table:formula="of:=[.H11]*0.46" office:value-type="float" office:value="4.833588" calcext:value-type="float">
            <text:p>4.833588</text:p>
          </table:table-cell>
          <table:table-cell table:formula="of:=[.I11]*0.46" office:value-type="float" office:value="4.719002" calcext:value-type="float">
            <text:p>4.719002</text:p>
          </table:table-cell>
          <table:table-cell table:formula="of:=[.J11]*0.46" office:value-type="float" office:value="6.92944" calcext:value-type="float">
            <text:p>6.92944</text:p>
          </table:table-cell>
          <table:table-cell table:formula="of:=[.K11]*0.46" office:value-type="float" office:value="2.9787622" calcext:value-type="float">
            <text:p>2.9787622</text:p>
          </table:table-cell>
          <table:table-cell table:formula="of:=[.L11]*0.46" office:value-type="float" office:value="0" calcext:value-type="float">
            <text:p>0</text:p>
          </table:table-cell>
          <table:table-cell table:formula="of:=[.M11]*0.46" office:value-type="float" office:value="7.941118" calcext:value-type="float">
            <text:p>7.941118</text:p>
          </table:table-cell>
          <table:table-cell table:formula="of:=[.N11]*0.46" office:value-type="float" office:value="2.755078" calcext:value-type="float">
            <text:p>2.755078</text:p>
          </table:table-cell>
          <table:table-cell table:formula="of:=[.O11]*0.46" office:value-type="float" office:value="6.286268" calcext:value-type="float">
            <text:p>6.286268</text:p>
          </table:table-cell>
          <table:table-cell table:formula="of:=[.P11]*0.46" office:value-type="float" office:value="7.343026" calcext:value-type="float">
            <text:p>7.343026</text:p>
          </table:table-cell>
          <table:table-cell table:formula="of:=[.Q11]*0.46" office:value-type="float" office:value="0" calcext:value-type="float">
            <text:p>0</text:p>
          </table:table-cell>
          <table:table-cell table:formula="of:=[.R11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formula="of:=[.C12]*0.46" office:value-type="float" office:value="9.755542" calcext:value-type="float">
            <text:p>9.755542</text:p>
          </table:table-cell>
          <table:table-cell table:formula="of:=[.D12]*0.46" office:value-type="float" office:value="2.917251" calcext:value-type="float">
            <text:p>2.917251</text:p>
          </table:table-cell>
          <table:table-cell table:formula="of:=[.E12]*0.46" office:value-type="float" office:value="2.483908" calcext:value-type="float">
            <text:p>2.483908</text:p>
          </table:table-cell>
          <table:table-cell table:formula="of:=[.F12]*0.46" office:value-type="float" office:value="8.57808" calcext:value-type="float">
            <text:p>8.57808</text:p>
          </table:table-cell>
          <table:table-cell table:formula="of:=[.G12]*0.46" office:value-type="float" office:value="9.076352" calcext:value-type="float">
            <text:p>9.076352</text:p>
          </table:table-cell>
          <table:table-cell table:formula="of:=[.H12]*0.46" office:value-type="float" office:value="3.1410732" calcext:value-type="float">
            <text:p>3.1410732</text:p>
          </table:table-cell>
          <table:table-cell table:formula="of:=[.I12]*0.46" office:value-type="float" office:value="9.313988" calcext:value-type="float">
            <text:p>9.313988</text:p>
          </table:table-cell>
          <table:table-cell table:formula="of:=[.J12]*0.46" office:value-type="float" office:value="1.4437468" calcext:value-type="float">
            <text:p>1.4437468</text:p>
          </table:table-cell>
          <table:table-cell table:formula="of:=[.K12]*0.46" office:value-type="float" office:value="10.911292" calcext:value-type="float">
            <text:p>10.911292</text:p>
          </table:table-cell>
          <table:table-cell table:formula="of:=[.L12]*0.46" office:value-type="float" office:value="7.941118" calcext:value-type="float">
            <text:p>7.941118</text:p>
          </table:table-cell>
          <table:table-cell table:formula="of:=[.M12]*0.46" office:value-type="float" office:value="0" calcext:value-type="float">
            <text:p>0</text:p>
          </table:table-cell>
          <table:table-cell table:formula="of:=[.N12]*0.46" office:value-type="float" office:value="10.691228" calcext:value-type="float">
            <text:p>10.691228</text:p>
          </table:table-cell>
          <table:table-cell table:formula="of:=[.O12]*0.46" office:value-type="float" office:value="10.154454" calcext:value-type="float">
            <text:p>10.154454</text:p>
          </table:table-cell>
          <table:table-cell table:formula="of:=[.P12]*0.46" office:value-type="float" office:value="2.4693168" calcext:value-type="float">
            <text:p>2.4693168</text:p>
          </table:table-cell>
          <table:table-cell table:formula="of:=[.Q12]*0.46" office:value-type="float" office:value="0" calcext:value-type="float">
            <text:p>0</text:p>
          </table:table-cell>
          <table:table-cell table:formula="of:=[.R12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formula="of:=[.C13]*0.46" office:value-type="float" office:value="3.4318898" calcext:value-type="float">
            <text:p>3.4318898</text:p>
          </table:table-cell>
          <table:table-cell table:formula="of:=[.D13]*0.46" office:value-type="float" office:value="7.896866" calcext:value-type="float">
            <text:p>7.896866</text:p>
          </table:table-cell>
          <table:table-cell table:formula="of:=[.E13]*0.46" office:value-type="float" office:value="8.548824" calcext:value-type="float">
            <text:p>8.548824</text:p>
          </table:table-cell>
          <table:table-cell table:formula="of:=[.F13]*0.46" office:value-type="float" office:value="6.32454" calcext:value-type="float">
            <text:p>6.32454</text:p>
          </table:table-cell>
          <table:table-cell table:formula="of:=[.G13]*0.46" office:value-type="float" office:value="2.0133878" calcext:value-type="float">
            <text:p>2.0133878</text:p>
          </table:table-cell>
          <table:table-cell table:formula="of:=[.H13]*0.46" office:value-type="float" office:value="7.570634" calcext:value-type="float">
            <text:p>7.570634</text:p>
          </table:table-cell>
          <table:table-cell table:formula="of:=[.I13]*0.46" office:value-type="float" office:value="5.249796" calcext:value-type="float">
            <text:p>5.249796</text:p>
          </table:table-cell>
          <table:table-cell table:formula="of:=[.J13]*0.46" office:value-type="float" office:value="9.641692" calcext:value-type="float">
            <text:p>9.641692</text:p>
          </table:table-cell>
          <table:table-cell table:formula="of:=[.K13]*0.46" office:value-type="float" office:value="0.5062438" calcext:value-type="float">
            <text:p>0.5062438</text:p>
          </table:table-cell>
          <table:table-cell table:formula="of:=[.L13]*0.46" office:value-type="float" office:value="2.755078" calcext:value-type="float">
            <text:p>2.755078</text:p>
          </table:table-cell>
          <table:table-cell table:formula="of:=[.M13]*0.46" office:value-type="float" office:value="10.691228" calcext:value-type="float">
            <text:p>10.691228</text:p>
          </table:table-cell>
          <table:table-cell table:formula="of:=[.N13]*0.46" office:value-type="float" office:value="0" calcext:value-type="float">
            <text:p>0</text:p>
          </table:table-cell>
          <table:table-cell table:formula="of:=[.O13]*0.46" office:value-type="float" office:value="6.671932" calcext:value-type="float">
            <text:p>6.671932</text:p>
          </table:table-cell>
          <table:table-cell table:formula="of:=[.P13]*0.46" office:value-type="float" office:value="10.03789" calcext:value-type="float">
            <text:p>10.03789</text:p>
          </table:table-cell>
          <table:table-cell table:formula="of:=[.Q13]*0.46" office:value-type="float" office:value="0" calcext:value-type="float">
            <text:p>0</text:p>
          </table:table-cell>
          <table:table-cell table:formula="of:=[.R13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0.46" office:value-type="float" office:value="3.2440212" calcext:value-type="float">
            <text:p>3.2440212</text:p>
          </table:table-cell>
          <table:table-cell table:formula="of:=[.D14]*0.46" office:value-type="float" office:value="7.554166" calcext:value-type="float">
            <text:p>7.554166</text:p>
          </table:table-cell>
          <table:table-cell table:formula="of:=[.E14]*0.46" office:value-type="float" office:value="9.339012" calcext:value-type="float">
            <text:p>9.339012</text:p>
          </table:table-cell>
          <table:table-cell table:formula="of:=[.F14]*0.46" office:value-type="float" office:value="1.5839916" calcext:value-type="float">
            <text:p>1.5839916</text:p>
          </table:table-cell>
          <table:table-cell table:formula="of:=[.G14]*0.46" office:value-type="float" office:value="7.306594" calcext:value-type="float">
            <text:p>7.306594</text:p>
          </table:table-cell>
          <table:table-cell table:formula="of:=[.H14]*0.46" office:value-type="float" office:value="7.66268" calcext:value-type="float">
            <text:p>7.66268</text:p>
          </table:table-cell>
          <table:table-cell table:formula="of:=[.I14]*0.46" office:value-type="float" office:value="1.5690186" calcext:value-type="float">
            <text:p>1.5690186</text:p>
          </table:table-cell>
          <table:table-cell table:formula="of:=[.J14]*0.46" office:value-type="float" office:value="8.713688" calcext:value-type="float">
            <text:p>8.713688</text:p>
          </table:table-cell>
          <table:table-cell table:formula="of:=[.K14]*0.46" office:value-type="float" office:value="7.177978" calcext:value-type="float">
            <text:p>7.177978</text:p>
          </table:table-cell>
          <table:table-cell table:formula="of:=[.L14]*0.46" office:value-type="float" office:value="6.286268" calcext:value-type="float">
            <text:p>6.286268</text:p>
          </table:table-cell>
          <table:table-cell table:formula="of:=[.M14]*0.46" office:value-type="float" office:value="10.154454" calcext:value-type="float">
            <text:p>10.154454</text:p>
          </table:table-cell>
          <table:table-cell table:formula="of:=[.N14]*0.46" office:value-type="float" office:value="6.671932" calcext:value-type="float">
            <text:p>6.671932</text:p>
          </table:table-cell>
          <table:table-cell table:formula="of:=[.O14]*0.46" office:value-type="float" office:value="0" calcext:value-type="float">
            <text:p>0</text:p>
          </table:table-cell>
          <table:table-cell table:formula="of:=[.P14]*0.46" office:value-type="float" office:value="11.068566" calcext:value-type="float">
            <text:p>11.068566</text:p>
          </table:table-cell>
          <table:table-cell table:formula="of:=[.Q14]*0.46" office:value-type="float" office:value="0" calcext:value-type="float">
            <text:p>0</text:p>
          </table:table-cell>
          <table:table-cell table:formula="of:=[.R14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0.46" office:value-type="float" office:value="9.927352" calcext:value-type="float">
            <text:p>9.927352</text:p>
          </table:table-cell>
          <table:table-cell table:formula="of:=[.D15]*0.46" office:value-type="float" office:value="3.5652622" calcext:value-type="float">
            <text:p>3.5652622</text:p>
          </table:table-cell>
          <table:table-cell table:formula="of:=[.E15]*0.46" office:value-type="float" office:value="1.7476964" calcext:value-type="float">
            <text:p>1.7476964</text:p>
          </table:table-cell>
          <table:table-cell table:formula="of:=[.F15]*0.46" office:value-type="float" office:value="9.499322" calcext:value-type="float">
            <text:p>9.499322</text:p>
          </table:table-cell>
          <table:table-cell table:formula="of:=[.G15]*0.46" office:value-type="float" office:value="8.176684" calcext:value-type="float">
            <text:p>8.176684</text:p>
          </table:table-cell>
          <table:table-cell table:formula="of:=[.H15]*0.46" office:value-type="float" office:value="3.4058814" calcext:value-type="float">
            <text:p>3.4058814</text:p>
          </table:table-cell>
          <table:table-cell table:formula="of:=[.I15]*0.46" office:value-type="float" office:value="9.945246" calcext:value-type="float">
            <text:p>9.945246</text:p>
          </table:table-cell>
          <table:table-cell table:formula="of:=[.J15]*0.46" office:value-type="float" office:value="3.2373236" calcext:value-type="float">
            <text:p>3.2373236</text:p>
          </table:table-cell>
          <table:table-cell table:formula="of:=[.K15]*0.46" office:value-type="float" office:value="10.149624" calcext:value-type="float">
            <text:p>10.149624</text:p>
          </table:table-cell>
          <table:table-cell table:formula="of:=[.L15]*0.46" office:value-type="float" office:value="7.343026" calcext:value-type="float">
            <text:p>7.343026</text:p>
          </table:table-cell>
          <table:table-cell table:formula="of:=[.M15]*0.46" office:value-type="float" office:value="2.4693168" calcext:value-type="float">
            <text:p>2.4693168</text:p>
          </table:table-cell>
          <table:table-cell table:formula="of:=[.N15]*0.46" office:value-type="float" office:value="10.03789" calcext:value-type="float">
            <text:p>10.03789</text:p>
          </table:table-cell>
          <table:table-cell table:formula="of:=[.O15]*0.46" office:value-type="float" office:value="11.068566" calcext:value-type="float">
            <text:p>11.068566</text:p>
          </table:table-cell>
          <table:table-cell table:formula="of:=[.P15]*0.46" office:value-type="float" office:value="0" calcext:value-type="float">
            <text:p>0</text:p>
          </table:table-cell>
          <table:table-cell table:formula="of:=[.Q15]*0.46" office:value-type="float" office:value="0" calcext:value-type="float">
            <text:p>0</text:p>
          </table:table-cell>
          <table:table-cell table:formula="of:=[.R15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0.46" office:value-type="float" office:value="0" calcext:value-type="float">
            <text:p>0</text:p>
          </table:table-cell>
          <table:table-cell table:formula="of:=[.D16]*0.46" office:value-type="float" office:value="0" calcext:value-type="float">
            <text:p>0</text:p>
          </table:table-cell>
          <table:table-cell table:formula="of:=[.E16]*0.46" office:value-type="float" office:value="0" calcext:value-type="float">
            <text:p>0</text:p>
          </table:table-cell>
          <table:table-cell table:formula="of:=[.F16]*0.46" office:value-type="float" office:value="0" calcext:value-type="float">
            <text:p>0</text:p>
          </table:table-cell>
          <table:table-cell table:formula="of:=[.G16]*0.46" office:value-type="float" office:value="0" calcext:value-type="float">
            <text:p>0</text:p>
          </table:table-cell>
          <table:table-cell table:formula="of:=[.H16]*0.46" office:value-type="float" office:value="0" calcext:value-type="float">
            <text:p>0</text:p>
          </table:table-cell>
          <table:table-cell table:formula="of:=[.I16]*0.46" office:value-type="float" office:value="0" calcext:value-type="float">
            <text:p>0</text:p>
          </table:table-cell>
          <table:table-cell table:formula="of:=[.J16]*0.46" office:value-type="float" office:value="0" calcext:value-type="float">
            <text:p>0</text:p>
          </table:table-cell>
          <table:table-cell table:formula="of:=[.K16]*0.46" office:value-type="float" office:value="0" calcext:value-type="float">
            <text:p>0</text:p>
          </table:table-cell>
          <table:table-cell table:formula="of:=[.L16]*0.46" office:value-type="float" office:value="0" calcext:value-type="float">
            <text:p>0</text:p>
          </table:table-cell>
          <table:table-cell table:formula="of:=[.M16]*0.46" office:value-type="float" office:value="0" calcext:value-type="float">
            <text:p>0</text:p>
          </table:table-cell>
          <table:table-cell table:formula="of:=[.N16]*0.46" office:value-type="float" office:value="0" calcext:value-type="float">
            <text:p>0</text:p>
          </table:table-cell>
          <table:table-cell table:formula="of:=[.O16]*0.46" office:value-type="float" office:value="0" calcext:value-type="float">
            <text:p>0</text:p>
          </table:table-cell>
          <table:table-cell table:formula="of:=[.P16]*0.46" office:value-type="float" office:value="0" calcext:value-type="float">
            <text:p>0</text:p>
          </table:table-cell>
          <table:table-cell table:formula="of:=[.Q16]*0.46" office:value-type="float" office:value="0" calcext:value-type="float">
            <text:p>0</text:p>
          </table:table-cell>
          <table:table-cell table:formula="of:=[.R16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0.46" office:value-type="float" office:value="0" calcext:value-type="float">
            <text:p>0</text:p>
          </table:table-cell>
          <table:table-cell table:formula="of:=[.D17]*0.46" office:value-type="float" office:value="0" calcext:value-type="float">
            <text:p>0</text:p>
          </table:table-cell>
          <table:table-cell table:formula="of:=[.E17]*0.46" office:value-type="float" office:value="0" calcext:value-type="float">
            <text:p>0</text:p>
          </table:table-cell>
          <table:table-cell table:formula="of:=[.F17]*0.46" office:value-type="float" office:value="0" calcext:value-type="float">
            <text:p>0</text:p>
          </table:table-cell>
          <table:table-cell table:formula="of:=[.G17]*0.46" office:value-type="float" office:value="0" calcext:value-type="float">
            <text:p>0</text:p>
          </table:table-cell>
          <table:table-cell table:formula="of:=[.H17]*0.46" office:value-type="float" office:value="0" calcext:value-type="float">
            <text:p>0</text:p>
          </table:table-cell>
          <table:table-cell table:formula="of:=[.I17]*0.46" office:value-type="float" office:value="0" calcext:value-type="float">
            <text:p>0</text:p>
          </table:table-cell>
          <table:table-cell table:formula="of:=[.J17]*0.46" office:value-type="float" office:value="0" calcext:value-type="float">
            <text:p>0</text:p>
          </table:table-cell>
          <table:table-cell table:formula="of:=[.K17]*0.46" office:value-type="float" office:value="0" calcext:value-type="float">
            <text:p>0</text:p>
          </table:table-cell>
          <table:table-cell table:formula="of:=[.L17]*0.46" office:value-type="float" office:value="0" calcext:value-type="float">
            <text:p>0</text:p>
          </table:table-cell>
          <table:table-cell table:formula="of:=[.M17]*0.46" office:value-type="float" office:value="0" calcext:value-type="float">
            <text:p>0</text:p>
          </table:table-cell>
          <table:table-cell table:formula="of:=[.N17]*0.46" office:value-type="float" office:value="0" calcext:value-type="float">
            <text:p>0</text:p>
          </table:table-cell>
          <table:table-cell table:formula="of:=[.O17]*0.46" office:value-type="float" office:value="0" calcext:value-type="float">
            <text:p>0</text:p>
          </table:table-cell>
          <table:table-cell table:formula="of:=[.P17]*0.46" office:value-type="float" office:value="0" calcext:value-type="float">
            <text:p>0</text:p>
          </table:table-cell>
          <table:table-cell table:formula="of:=[.Q17]*0.46" office:value-type="float" office:value="0" calcext:value-type="float">
            <text:p>0</text:p>
          </table:table-cell>
          <table:table-cell table:formula="of:=[.R17]*0.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T7]-[.I23]" office:value-type="float" office:value="13.748249" calcext:value-type="float">
            <text:p>13.748249</text:p>
          </table:table-cell>
          <table:table-cell table:number-columns-repeated="13"/>
          <table:table-cell office:value-type="string" calcext:value-type="string">
            <text:p>correto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correto</text:p>
          </table:table-cell>
          <table:table-cell office:value-type="string" calcext:value-type="string">
            <text:p>mod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2</text:p>
          </table:table-cell>
          <table:table-cell table:number-columns-repeated="7"/>
          <table:table-cell table:style-name="ce8" office:value-type="string" calcext:value-type="string">
            <text:p>2mm</text:p>
          </table:table-cell>
          <table:table-cell table:style-name="ce8"/>
          <table:table-cell/>
          <table:table-cell office:value-type="string" calcext:value-type="string">
            <text:p>12-3</text:p>
          </table:table-cell>
          <table:table-cell office:value-type="float" office:value="-1.5839916" calcext:value-type="float">
            <text:p>-1.5839916</text:p>
          </table:table-cell>
          <table:table-cell office:value-type="float" office:value="-1.58398982051906" calcext:value-type="float">
            <text:p>-1.58398982051906</text:p>
          </table:table-cell>
          <table:table-cell/>
          <table:table-cell office:value-type="string" calcext:value-type="string">
            <text:p>13-1</text:p>
          </table:table-cell>
          <table:table-cell table:formula="of:=-[.D33]" office:value-type="float" office:value="-3.5652622" calcext:value-type="float">
            <text:p>-3.5652622</text:p>
          </table:table-cell>
          <table:table-cell table:formula="of:=-3.56526170635537" office:value-type="float" office:value="-3.56526170635537" calcext:value-type="float">
            <text:p>-3.56526170635537</text:p>
          </table:table-cell>
        </table:table-row>
        <table:table-row table:style-name="ro1">
          <table:table-cell table:number-columns-repeated="3"/>
          <table:table-cell table:formula="of:=[.F32]+[.I23]+[.N26]+[.K31]+[.C28]+[.G20]+[.L24]" office:value-type="float" office:value="16.8731772" calcext:value-type="float">
            <text:p>16.8731772</text:p>
          </table:table-cell>
          <table:table-cell table:formula="of:=[.T4]+[.T5]+[.T6]+[.T7]+[.T8]+[.T9]+[.T10]" office:value-type="float" office:value="59.76612" calcext:value-type="float">
            <text:p>59.76612</text:p>
          </table:table-cell>
          <table:table-cell table:formula="of:=[.E38]-[.D40]" office:value-type="float" office:value="32.2108182" calcext:value-type="float">
            <text:p>32.2108182</text:p>
          </table:table-cell>
          <table:table-cell/>
          <table:table-cell table:formula="of:=[.F32]+[.I23]+[.C26]+[.N20]+[.K31]" office:value-type="float" office:value="6.1085286" calcext:value-type="float">
            <text:p>6.1085286</text:p>
          </table:table-cell>
          <table:table-cell table:formula="of:=[.T4]+[.T5]+[.T6]+[.T7]+[.T9]+[.T10]" office:value-type="float" office:value="54.42951" calcext:value-type="float">
            <text:p>54.42951</text:p>
          </table:table-cell>
          <table:table-cell table:number-columns-repeated="2"/>
          <table:table-cell table:style-name="ce8" table:formula="of:=[.F32]+[.I23]+[.C26]+[.N20]+[.K31]" office:value-type="float" office:value="6.1085286" calcext:value-type="float">
            <text:p>6.1085286</text:p>
          </table:table-cell>
          <table:table-cell table:style-name="ce8" table:formula="of:=[.T4]+[.T5]+[.T6]+[.T7]+[.T9]+[.T10]" office:value-type="float" office:value="54.42951" calcext:value-type="float">
            <text:p>54.42951</text:p>
          </table:table-cell>
          <table:table-cell/>
          <table:table-cell office:value-type="string" calcext:value-type="string">
            <text:p>3-6</text:p>
          </table:table-cell>
          <table:table-cell table:formula="of:=[.T7]-1.298051" office:value-type="float" office:value="13.748249" calcext:value-type="float">
            <text:p>13.748249</text:p>
          </table:table-cell>
          <table:table-cell office:value-type="float" office:value="13.7482603522754" calcext:value-type="float">
            <text:p>13.7482603522754</text:p>
          </table:table-cell>
          <table:table-cell/>
          <table:table-cell office:value-type="string" calcext:value-type="string">
            <text:p>1-5</text:p>
          </table:table-cell>
          <table:table-cell table:formula="of:=-[.H21]" office:value-type="float" office:value="-1.6373976" calcext:value-type="float">
            <text:p>-1.6373976</text:p>
          </table:table-cell>
          <table:table-cell office:value-type="float" office:value="-1.63739958602291" calcext:value-type="float">
            <text:p>-1.63739958602291</text:p>
          </table:table-cell>
        </table:table-row>
        <table:table-row table:style-name="ro1">
          <table:table-cell table:number-columns-repeated="3"/>
          <table:table-cell table:formula="of:=[.D33]+[.H21]+[.E25]+[.J22]+[.M27]" office:value-type="float" office:value="10.6821246" calcext:value-type="float">
            <text:p>10.6821246</text:p>
          </table:table-cell>
          <table:table-cell table:number-columns-repeated="3"/>
          <table:table-cell table:formula="of:=[.E33]+[.H22]+[.D25]+[.J21]+[.M27]" office:value-type="float" office:value="6.4407728" calcext:value-type="float">
            <text:p>6.4407728</text:p>
          </table:table-cell>
          <table:table-cell table:formula="of:=[.I38]-[.H40]" office:value-type="float" office:value="41.8802086" calcext:value-type="float">
            <text:p>41.8802086</text:p>
          </table:table-cell>
          <table:table-cell table:number-columns-repeated="2"/>
          <table:table-cell table:style-name="ce8" table:formula="of:=[.E33]+[.H22]+[.D25]+[.J21]+[.M27]" office:value-type="float" office:value="6.4407728" calcext:value-type="float">
            <text:p>6.4407728</text:p>
          </table:table-cell>
          <table:table-cell table:style-name="ce8" table:formula="of:=[.M38]-[.L39]-[.L38]" office:value-type="float" office:value="41.8802086" calcext:value-type="float">
            <text:p>41.8802086</text:p>
          </table:table-cell>
          <table:table-cell/>
          <table:table-cell office:value-type="string" calcext:value-type="string">
            <text:p>6-4</text:p>
          </table:table-cell>
          <table:table-cell table:formula="of:=-[.G26]+[.T10]" office:value-type="float" office:value="6.463052" calcext:value-type="float">
            <text:p>6.463052</text:p>
          </table:table-cell>
          <table:table-cell office:value-type="float" office:value="6.46302697211394" calcext:value-type="float">
            <text:p>6.46302697211394</text:p>
          </table:table-cell>
          <table:table-cell/>
          <table:table-cell office:value-type="string" calcext:value-type="string">
            <text:p>5-2</text:p>
          </table:table-cell>
          <table:table-cell table:formula="of:=[.T9]-[.E25]" office:value-type="float" office:value="6.7186954" calcext:value-type="float">
            <text:p>6.7186954</text:p>
          </table:table-cell>
          <table:table-cell office:value-type="float" office:value="6.71869032389568" calcext:value-type="float">
            <text:p>6.71869032389568</text:p>
          </table:table-cell>
        </table:table-row>
        <table:table-row table:style-name="ro1">
          <table:table-cell table:number-columns-repeated="3"/>
          <table:table-cell table:formula="of:=[.D38]+[.D39]" office:value-type="float" office:value="27.5553018" calcext:value-type="float">
            <text:p>27.5553018</text:p>
          </table:table-cell>
          <table:table-cell table:number-columns-repeated="3"/>
          <table:table-cell table:formula="of:=[.H38]+[.H39]" office:value-type="float" office:value="12.5493014" calcext:value-type="float">
            <text:p>12.5493014</text:p>
          </table:table-cell>
          <table:table-cell table:number-columns-repeated="6"/>
          <table:table-cell office:value-type="string" calcext:value-type="string">
            <text:p>4-9</text:p>
          </table:table-cell>
          <table:table-cell table:formula="of:=[.T8]-[.L24]" office:value-type="float" office:value="3.897523" calcext:value-type="float">
            <text:p>3.897523</text:p>
          </table:table-cell>
          <table:table-cell table:style-name="ce12" office:value-type="float" office:value="1.43908472220089" calcext:value-type="float">
            <text:p>1.43908472220089</text:p>
          </table:table-cell>
          <table:table-cell/>
          <table:table-cell office:value-type="string" calcext:value-type="string">
            <text:p>2-7</text:p>
          </table:table-cell>
          <table:table-cell table:formula="of:=[.T6]-[.J22]" office:value-type="float" office:value="4.6276666" calcext:value-type="float">
            <text:p>4.6276666</text:p>
          </table:table-cell>
          <table:table-cell table:style-name="ce12" office:value-type="float" office:value="-2.34682567736762" calcext:value-type="float">
            <text:p>-2.3468256773676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-8</text:p>
          </table:table-cell>
          <table:table-cell table:formula="of:=-[.K29]" office:value-type="float" office:value="-2.9787622" calcext:value-type="float">
            <text:p>-2.9787622</text:p>
          </table:table-cell>
          <table:table-cell office:value-type="float" office:value="-2.97876005950395" calcext:value-type="float">
            <text:p>-2.97876005950395</text:p>
          </table:table-cell>
          <table:table-cell/>
          <table:table-cell office:value-type="string" calcext:value-type="string">
            <text:p>7-10</text:p>
          </table:table-cell>
          <table:table-cell table:formula="of:=-[.M27]" office:value-type="float" office:value="-1.4437468" calcext:value-type="float">
            <text:p>-1.4437468</text:p>
          </table:table-cell>
          <table:table-cell office:value-type="float" office:value="-1.44374457763276" calcext:value-type="float">
            <text:p>-1.44374457763276</text:p>
          </table:table-cell>
        </table:table-row>
        <table:table-row table:style-name="ro1">
          <table:table-cell table:number-columns-repeated="3"/>
          <table:table-cell table:formula="of:=[.F32]+[.I23]+[.G26]+[.L24]+[.K29]+[.N28]+[.C31]+[.Q20]" office:value-type="float" office:value="16.9874734" calcext:value-type="float">
            <text:p>16.9874734</text:p>
          </table:table-cell>
          <table:table-cell table:formula="of:=[.T4]+[.T5]+[.T6]+[.T7]+[.T8]+[.T9]+[.T10]" office:value-type="float" office:value="59.76612" calcext:value-type="float">
            <text:p>59.76612</text:p>
          </table:table-cell>
          <table:table-cell table:formula="of:=[.E42]-[.D42]-[.D43]" office:value-type="float" office:value="32.096522" calcext:value-type="float">
            <text:p>32.096522</text:p>
          </table:table-cell>
          <table:table-cell table:number-columns-repeated="8"/>
          <table:table-cell office:value-type="string" calcext:value-type="string">
            <text:p>8-11</text:p>
          </table:table-cell>
          <table:table-cell table:formula="of:=-[.N28]" office:value-type="float" office:value="-0.5062438" calcext:value-type="float">
            <text:p>-0.5062438</text:p>
          </table:table-cell>
          <table:table-cell office:value-type="float" office:value="-0.506243425719288" calcext:value-type="float">
            <text:p>-0.506243425719288</text:p>
          </table:table-cell>
          <table:table-cell table:number-columns-repeated="2"/>
          <table:table-cell table:formula="of:=SUM([.T37:.T41])" office:value-type="float" office:value="4.6999554" calcext:value-type="float">
            <text:p>4.6999554</text:p>
          </table:table-cell>
          <table:table-cell/>
        </table:table-row>
        <table:table-row table:style-name="ro1">
          <table:table-cell/>
          <table:table-cell office:value-type="float" office:value="19.785408729987" calcext:value-type="float">
            <text:p>19.785408729987</text:p>
          </table:table-cell>
          <table:table-cell/>
          <table:table-cell table:formula="of:=[.D33]+[.H21]+[.E25]+[.J22]+[.M27]" office:value-type="float" office:value="10.6821246" calcext:value-type="float">
            <text:p>10.6821246</text:p>
          </table:table-cell>
          <table:table-cell table:number-columns-repeated="10"/>
          <table:table-cell office:value-type="string" calcext:value-type="string">
            <text:p>11-0</text:p>
          </table:table-cell>
          <table:table-cell table:formula="of:=-[.C31]" office:value-type="float" office:value="-3.4318898" calcext:value-type="float">
            <text:p>-3.4318898</text:p>
          </table:table-cell>
          <table:table-cell office:value-type="float" office:value="-3.43188888788026" calcext:value-type="float">
            <text:p>-3.43188888788026</text:p>
          </table:table-cell>
          <table:table-cell table:number-columns-repeated="2"/>
          <table:table-cell table:formula="of:=[.T42]+[.T5]" office:value-type="float" office:value="9.3413154" calcext:value-type="float">
            <text:p>9.3413154</text:p>
          </table:table-cell>
          <table:table-cell/>
        </table:table-row>
        <table:table-row table:style-name="ro1">
          <table:table-cell table:number-columns-repeated="15"/>
          <table:table-cell table:formula="of:=SUM([.P37:.P43])+[.T4]" office:value-type="float" office:value="22.7552066" calcext:value-type="float">
            <text:p>22.7552066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4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2992" calcext:value-type="float">
            <text:p>18.2992</text:p>
          </table:table-cell>
          <table:table-cell office:value-type="float" office:value="20.0114" calcext:value-type="float">
            <text:p>20.0114</text:p>
          </table:table-cell>
          <table:table-cell office:value-type="float" office:value="13.4184" calcext:value-type="float">
            <text:p>13.4184</text:p>
          </table:table-cell>
          <table:table-cell office:value-type="float" office:value="6.21279" calcext:value-type="float">
            <text:p>6.21279</text:p>
          </table:table-cell>
          <table:table-cell office:value-type="float" office:value="17.6667" calcext:value-type="float">
            <text:p>17.666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22.0711" calcext:value-type="float">
            <text:p>22.0711</text:p>
          </table:table-cell>
          <table:table-cell office:value-type="float" office:value="7.40014" calcext:value-type="float">
            <text:p>7.40014</text:p>
          </table:table-cell>
          <table:table-cell office:value-type="float" office:value="7.40043" calcext:value-type="float">
            <text:p>7.40043</text:p>
          </table:table-cell>
          <table:table-cell office:value-type="float" office:value="24.4889" calcext:value-type="float">
            <text:p>24.4889</text:p>
          </table:table-cell>
          <table:table-cell office:value-type="float" office:value="8.45521" calcext:value-type="float">
            <text:p>8.45521</text:p>
          </table:table-cell>
          <table:table-cell office:value-type="float" office:value="13.7282" calcext:value-type="float">
            <text:p>13.7282</text:p>
          </table:table-cell>
          <table:table-cell office:value-type="float" office:value="23.3559" calcext:value-type="float">
            <text:p>23.3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office:value-type="float" office:value="16.1647" calcext:value-type="float">
            <text:p>16.1647</text:p>
          </table:table-cell>
          <table:table-cell office:value-type="float" office:value="0" calcext:value-type="float">
            <text:p>0</text:p>
          </table:table-cell>
          <table:table-cell office:value-type="float" office:value="5.67842" calcext:value-type="float">
            <text:p>5.67842</text:p>
          </table:table-cell>
          <table:table-cell office:value-type="float" office:value="13.2537" calcext:value-type="float">
            <text:p>13.2537</text:p>
          </table:table-cell>
          <table:table-cell office:value-type="float" office:value="16.2589" calcext:value-type="float">
            <text:p>16.2589</text:p>
          </table:table-cell>
          <table:table-cell office:value-type="float" office:value="3.55956" calcext:value-type="float">
            <text:p>3.55956</text:p>
          </table:table-cell>
          <table:table-cell office:value-type="float" office:value="14.9116" calcext:value-type="float">
            <text:p>14.9116</text:p>
          </table:table-cell>
          <table:table-cell office:value-type="float" office:value="2.27419" calcext:value-type="float">
            <text:p>2.27419</text:p>
          </table:table-cell>
          <table:table-cell office:value-type="float" office:value="15.5927" calcext:value-type="float">
            <text:p>15.5927</text:p>
          </table:table-cell>
          <table:table-cell office:value-type="float" office:value="13.4046" calcext:value-type="float">
            <text:p>13.4046</text:p>
          </table:table-cell>
          <table:table-cell office:value-type="float" office:value="5.39451" calcext:value-type="float">
            <text:p>5.39451</text:p>
          </table:table-cell>
          <table:table-cell office:value-type="float" office:value="15.4258" calcext:value-type="float">
            <text:p>15.4258</text:p>
          </table:table-cell>
          <table:table-cell office:value-type="float" office:value="16.6807" calcext:value-type="float">
            <text:p>16.6807</text:p>
          </table:table-cell>
          <table:table-cell office:value-type="float" office:value="8.5271" calcext:value-type="float">
            <text:p>8.5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2" calcext:value-type="float">
            <text:p>2</text:p>
          </table:table-cell>
          <table:table-cell office:value-type="float" office:value="17.8393" calcext:value-type="float">
            <text:p>17.8393</text:p>
          </table:table-cell>
          <table:table-cell office:value-type="float" office:value="4.21623" calcext:value-type="float">
            <text:p>4.21623</text:p>
          </table:table-cell>
          <table:table-cell office:value-type="float" office:value="0" calcext:value-type="float">
            <text:p>0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7.3981" calcext:value-type="float">
            <text:p>17.3981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5.3998" calcext:value-type="float">
            <text:p>5.3998</text:p>
          </table:table-cell>
          <table:table-cell office:value-type="float" office:value="17.5867" calcext:value-type="float">
            <text:p>17.5867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79934" calcext:value-type="float">
            <text:p>3.79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3" calcext:value-type="float">
            <text:p>3</text:p>
          </table:table-cell>
          <table:table-cell office:value-type="float" office:value="6.62058" calcext:value-type="float">
            <text:p>6.62058</text:p>
          </table:table-cell>
          <table:table-cell office:value-type="float" office:value="12.9868" calcext:value-type="float">
            <text:p>12.9868</text:p>
          </table:table-cell>
          <table:table-cell office:value-type="float" office:value="16.9061" calcext:value-type="float">
            <text:p>16.9061</text:p>
          </table:table-cell>
          <table:table-cell office:value-type="float" office:value="0" calcext:value-type="float">
            <text:p>0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6.03132" calcext:value-type="float">
            <text:p>6.03132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18.648" calcext:value-type="float">
            <text:p>18.648</text:p>
          </table:table-cell>
          <table:table-cell office:value-type="float" office:value="5.03474" calcext:value-type="float">
            <text:p>5.03474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20.6507" calcext:value-type="float">
            <text:p>20.6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4" calcext:value-type="float">
            <text:p>4</text:p>
          </table:table-cell>
          <table:table-cell office:value-type="float" office:value="9.18496" calcext:value-type="float">
            <text:p>9.18496</text:p>
          </table:table-cell>
          <table:table-cell office:value-type="float" office:value="14.0116" calcext:value-type="float">
            <text:p>14.0116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0" calcext:value-type="float">
            <text:p>0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9.34817" calcext:value-type="float">
            <text:p>9.34817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10.3643" calcext:value-type="float">
            <text:p>10.3643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7.7754" calcext:value-type="float">
            <text:p>17.7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14.6393" calcext:value-type="float">
            <text:p>14.6393</text:p>
          </table:table-cell>
          <table:table-cell office:value-type="float" office:value="1.11806" calcext:value-type="float">
            <text:p>1.11806</text:p>
          </table:table-cell>
          <table:table-cell office:value-type="float" office:value="3.67151" calcext:value-type="float">
            <text:p>3.67151</text:p>
          </table:table-cell>
          <table:table-cell office:value-type="float" office:value="13.2494" calcext:value-type="float">
            <text:p>13.2494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0" calcext:value-type="float">
            <text:p>0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4.1478" calcext:value-type="float">
            <text:p>14.1478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14.2258" calcext:value-type="float">
            <text:p>14.2258</text:p>
          </table:table-cell>
          <table:table-cell office:value-type="float" office:value="16.658" calcext:value-type="float">
            <text:p>16.658</text:p>
          </table:table-cell>
          <table:table-cell office:value-type="float" office:value="7.40409" calcext:value-type="float">
            <text:p>7.40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office:value-type="float" office:value="4.01763" calcext:value-type="float">
            <text:p>4.01763</text:p>
          </table:table-cell>
          <table:table-cell office:value-type="float" office:value="14.2227" calcext:value-type="float">
            <text:p>14.2227</text:p>
          </table:table-cell>
          <table:table-cell office:value-type="float" office:value="17.8226" calcext:value-type="float">
            <text:p>17.8226</text:p>
          </table:table-cell>
          <table:table-cell office:value-type="float" office:value="2.82185" calcext:value-type="float">
            <text:p>2.82185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14.2761" calcext:value-type="float">
            <text:p>14.2761</text:p>
          </table:table-cell>
          <table:table-cell office:value-type="float" office:value="0" calcext:value-type="float">
            <text:p>0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3.51393" calcext:value-type="float">
            <text:p>3.51393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2.42486" calcext:value-type="float">
            <text:p>2.42486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21.6201" calcext:value-type="float">
            <text:p>21.6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7" calcext:value-type="float">
            <text:p>7</text:p>
          </table:table-cell>
          <table:table-cell office:value-type="float" office:value="18.3363" calcext:value-type="float">
            <text:p>18.3363</text:p>
          </table:table-cell>
          <table:table-cell office:value-type="float" office:value="3.79516" calcext:value-type="float">
            <text:p>3.79516</text:p>
          </table:table-cell>
          <table:table-cell office:value-type="float" office:value="5.10179" calcext:value-type="float">
            <text:p>5.10179</text:p>
          </table:table-cell>
          <table:table-cell office:value-type="float" office:value="15.5204" calcext:value-type="float">
            <text:p>15.5204</text:p>
          </table:table-cell>
          <table:table-cell office:value-type="float" office:value="17.7685" calcext:value-type="float">
            <text:p>17.7685</text:p>
          </table:table-cell>
          <table:table-cell office:value-type="float" office:value="4.62904" calcext:value-type="float">
            <text:p>4.62904</text:p>
          </table:table-cell>
          <table:table-cell office:value-type="float" office:value="17.1802" calcext:value-type="float">
            <text:p>17.1802</text:p>
          </table:table-cell>
          <table:table-cell office:value-type="float" office:value="0" calcext:value-type="float">
            <text:p>0</text:p>
          </table:table-cell>
          <table:table-cell office:value-type="float" office:value="17.777" calcext:value-type="float">
            <text:p>17.777</text:p>
          </table:table-cell>
          <table:table-cell office:value-type="float" office:value="15.064" calcext:value-type="float">
            <text:p>15.064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17.647" calcext:value-type="float">
            <text:p>17.647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7.03766" calcext:value-type="float">
            <text:p>7.03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8" calcext:value-type="float">
            <text:p>8</text:p>
          </table:table-cell>
          <table:table-cell office:value-type="float" office:value="0.653667" calcext:value-type="float">
            <text:p>0.653667</text:p>
          </table:table-cell>
          <table:table-cell office:value-type="float" office:value="14.3691" calcext:value-type="float">
            <text:p>14.3691</text:p>
          </table:table-cell>
          <table:table-cell office:value-type="float" office:value="17.3981" calcext:value-type="float">
            <text:p>17.3981</text:p>
          </table:table-cell>
          <table:table-cell office:value-type="float" office:value="6.03132" calcext:value-type="float">
            <text:p>6.03132</text:p>
          </table:table-cell>
          <table:table-cell office:value-type="float" office:value="9.34817" calcext:value-type="float">
            <text:p>9.34817</text:p>
          </table:table-cell>
          <table:table-cell office:value-type="float" office:value="14.1478" calcext:value-type="float">
            <text:p>14.1478</text:p>
          </table:table-cell>
          <table:table-cell office:value-type="float" office:value="3.51393" calcext:value-type="float">
            <text:p>3.51393</text:p>
          </table:table-cell>
          <table:table-cell office:value-type="float" office:value="17.777" calcext:value-type="float">
            <text:p>17.777</text:p>
          </table:table-cell>
          <table:table-cell office:value-type="float" office:value="0" calcext:value-type="float">
            <text:p>0</text:p>
          </table:table-cell>
          <table:table-cell office:value-type="float" office:value="7.58188" calcext:value-type="float">
            <text:p>7.58188</text:p>
          </table:table-cell>
          <table:table-cell office:value-type="float" office:value="20.6711" calcext:value-type="float">
            <text:p>20.6711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6.68262" calcext:value-type="float">
            <text:p>6.68262</text:p>
          </table:table-cell>
          <table:table-cell office:value-type="float" office:value="21.1554" calcext:value-type="float">
            <text:p>21.1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9" calcext:value-type="float">
            <text:p>9</text:p>
          </table:table-cell>
          <table:table-cell office:value-type="float" office:value="7.62403" calcext:value-type="float">
            <text:p>7.62403</text:p>
          </table:table-cell>
          <table:table-cell office:value-type="float" office:value="11.2711" calcext:value-type="float">
            <text:p>11.2711</text:p>
          </table:table-cell>
          <table:table-cell office:value-type="float" office:value="12.6233" calcext:value-type="float">
            <text:p>12.6233</text:p>
          </table:table-cell>
          <table:table-cell office:value-type="float" office:value="11.5568" calcext:value-type="float">
            <text:p>11.5568</text:p>
          </table:table-cell>
          <table:table-cell office:value-type="float" office:value="3.12845" calcext:value-type="float">
            <text:p>3.12845</text:p>
          </table:table-cell>
          <table:table-cell office:value-type="float" office:value="10.5078" calcext:value-type="float">
            <text:p>10.5078</text:p>
          </table:table-cell>
          <table:table-cell office:value-type="float" office:value="10.2587" calcext:value-type="float">
            <text:p>10.2587</text:p>
          </table:table-cell>
          <table:table-cell office:value-type="float" office:value="15.064" calcext:value-type="float">
            <text:p>15.064</text:p>
          </table:table-cell>
          <table:table-cell office:value-type="float" office:value="7.58188" calcext:value-type="float">
            <text:p>7.58188</text:p>
          </table:table-cell>
          <table:table-cell office:value-type="float" office:value="0" calcext:value-type="float">
            <text:p>0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8.43781" calcext:value-type="float">
            <text:p>8.43781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15.9631" calcext:value-type="float">
            <text:p>15.9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office:value-type="float" office:value="21.2077" calcext:value-type="float">
            <text:p>21.2077</text:p>
          </table:table-cell>
          <table:table-cell office:value-type="float" office:value="6.34185" calcext:value-type="float">
            <text:p>6.34185</text:p>
          </table:table-cell>
          <table:table-cell office:value-type="float" office:value="5.3998" calcext:value-type="float">
            <text:p>5.3998</text:p>
          </table:table-cell>
          <table:table-cell office:value-type="float" office:value="18.648" calcext:value-type="float">
            <text:p>18.648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6.82842" calcext:value-type="float">
            <text:p>6.82842</text:p>
          </table:table-cell>
          <table:table-cell office:value-type="float" office:value="20.2478" calcext:value-type="float">
            <text:p>20.2478</text:p>
          </table:table-cell>
          <table:table-cell office:value-type="float" office:value="3.13858" calcext:value-type="float">
            <text:p>3.13858</text:p>
          </table:table-cell>
          <table:table-cell office:value-type="float" office:value="20.6711" calcext:value-type="float">
            <text:p>20.6711</text:p>
          </table:table-cell>
          <table:table-cell office:value-type="float" office:value="17.2633" calcext:value-type="float">
            <text:p>17.2633</text:p>
          </table:table-cell>
          <table:table-cell office:value-type="float" office:value="0" calcext:value-type="float">
            <text:p>0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5.36808" calcext:value-type="float">
            <text:p>5.36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11" calcext:value-type="float">
            <text:p>11</text:p>
          </table:table-cell>
          <table:table-cell office:value-type="float" office:value="1.60255" calcext:value-type="float">
            <text:p>1.60255</text:p>
          </table:table-cell>
          <table:table-cell office:value-type="float" office:value="14.3621" calcext:value-type="float">
            <text:p>14.3621</text:p>
          </table:table-cell>
          <table:table-cell office:value-type="float" office:value="17.5867" calcext:value-type="float">
            <text:p>17.5867</text:p>
          </table:table-cell>
          <table:table-cell office:value-type="float" office:value="5.03474" calcext:value-type="float">
            <text:p>5.03474</text:p>
          </table:table-cell>
          <table:table-cell office:value-type="float" office:value="10.3643" calcext:value-type="float">
            <text:p>10.3643</text:p>
          </table:table-cell>
          <table:table-cell office:value-type="float" office:value="14.2258" calcext:value-type="float">
            <text:p>14.2258</text:p>
          </table:table-cell>
          <table:table-cell office:value-type="float" office:value="2.42486" calcext:value-type="float">
            <text:p>2.42486</text:p>
          </table:table-cell>
          <table:table-cell office:value-type="float" office:value="17.647" calcext:value-type="float">
            <text:p>17.647</text:p>
          </table:table-cell>
          <table:table-cell office:value-type="float" office:value="1.10053" calcext:value-type="float">
            <text:p>1.10053</text:p>
          </table:table-cell>
          <table:table-cell office:value-type="float" office:value="8.43781" calcext:value-type="float">
            <text:p>8.43781</text:p>
          </table:table-cell>
          <table:table-cell office:value-type="float" office:value="20.6059" calcext:value-type="float">
            <text:p>20.6059</text:p>
          </table:table-cell>
          <table:table-cell office:value-type="float" office:value="0" calcext:value-type="float">
            <text:p>0</text:p>
          </table:table-cell>
          <table:table-cell office:value-type="float" office:value="5.59523" calcext:value-type="float">
            <text:p>5.59523</text:p>
          </table:table-cell>
          <table:table-cell office:value-type="float" office:value="21.3697" calcext:value-type="float">
            <text:p>21.3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.05222" calcext:value-type="float">
            <text:p>7.05222</text:p>
          </table:table-cell>
          <table:table-cell office:value-type="float" office:value="16.4221" calcext:value-type="float">
            <text:p>16.4221</text:p>
          </table:table-cell>
          <table:table-cell office:value-type="float" office:value="20.3022" calcext:value-type="float">
            <text:p>20.3022</text:p>
          </table:table-cell>
          <table:table-cell office:value-type="float" office:value="3.44346" calcext:value-type="float">
            <text:p>3.44346</text:p>
          </table:table-cell>
          <table:table-cell office:value-type="float" office:value="15.8839" calcext:value-type="float">
            <text:p>15.8839</text:p>
          </table:table-cell>
          <table:table-cell office:value-type="float" office:value="16.658" calcext:value-type="float">
            <text:p>16.658</text:p>
          </table:table-cell>
          <table:table-cell office:value-type="float" office:value="3.41091" calcext:value-type="float">
            <text:p>3.41091</text:p>
          </table:table-cell>
          <table:table-cell office:value-type="float" office:value="18.9428" calcext:value-type="float">
            <text:p>18.9428</text:p>
          </table:table-cell>
          <table:table-cell office:value-type="float" office:value="6.68262" calcext:value-type="float">
            <text:p>6.68262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22.0749" calcext:value-type="float">
            <text:p>22.0749</text:p>
          </table:table-cell>
          <table:table-cell office:value-type="float" office:value="5.59523" calcext:value-type="float">
            <text:p>5.59523</text:p>
          </table:table-cell>
          <table:table-cell office:value-type="float" office:value="0" calcext:value-type="float">
            <text:p>0</text:p>
          </table:table-cell>
          <table:table-cell office:value-type="float" office:value="24.0621" calcext:value-type="float">
            <text:p>24.0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.5812" calcext:value-type="float">
            <text:p>21.5812</text:p>
          </table:table-cell>
          <table:table-cell office:value-type="float" office:value="7.75057" calcext:value-type="float">
            <text:p>7.75057</text:p>
          </table:table-cell>
          <table:table-cell office:value-type="float" office:value="3.79934" calcext:value-type="float">
            <text:p>3.79934</text:p>
          </table:table-cell>
          <table:table-cell office:value-type="float" office:value="20.6507" calcext:value-type="float">
            <text:p>20.6507</text:p>
          </table:table-cell>
          <table:table-cell office:value-type="float" office:value="17.7754" calcext:value-type="float">
            <text:p>17.7754</text:p>
          </table:table-cell>
          <table:table-cell office:value-type="float" office:value="7.40409" calcext:value-type="float">
            <text:p>7.40409</text:p>
          </table:table-cell>
          <table:table-cell office:value-type="float" office:value="21.6201" calcext:value-type="float">
            <text:p>21.6201</text:p>
          </table:table-cell>
          <table:table-cell office:value-type="float" office:value="7.03766" calcext:value-type="float">
            <text:p>7.03766</text:p>
          </table:table-cell>
          <table:table-cell office:value-type="float" office:value="21.1554" calcext:value-type="float">
            <text:p>21.1554</text:p>
          </table:table-cell>
          <table:table-cell office:value-type="float" office:value="15.9631" calcext:value-type="float">
            <text:p>15.9631</text:p>
          </table:table-cell>
          <table:table-cell office:value-type="float" office:value="5.36808" calcext:value-type="float">
            <text:p>5.36808</text:p>
          </table:table-cell>
          <table:table-cell office:value-type="float" office:value="21.3697" calcext:value-type="float">
            <text:p>21.3697</text:p>
          </table:table-cell>
          <table:table-cell office:value-type="float" office:value="24.0621" calcext:value-type="float">
            <text:p>24.0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formula="of:=[.D4]*0.46" office:value-type="float" office:value="0" calcext:value-type="float">
            <text:p>0</text:p>
          </table:table-cell>
          <table:table-cell table:formula="of:=[.E4]*0.46" office:value-type="float" office:value="8.417632" calcext:value-type="float">
            <text:p>8.417632</text:p>
          </table:table-cell>
          <table:table-cell table:formula="of:=[.F4]*0.46" office:value-type="float" office:value="9.205244" calcext:value-type="float">
            <text:p>9.205244</text:p>
          </table:table-cell>
          <table:table-cell table:formula="of:=[.G4]*0.46" office:value-type="float" office:value="6.172464" calcext:value-type="float">
            <text:p>6.172464</text:p>
          </table:table-cell>
          <table:table-cell table:formula="of:=[.H4]*0.46" office:value-type="float" office:value="2.8578834" calcext:value-type="float">
            <text:p>2.8578834</text:p>
          </table:table-cell>
          <table:table-cell table:formula="of:=[.I4]*0.46" office:value-type="float" office:value="8.126682" calcext:value-type="float">
            <text:p>8.126682</text:p>
          </table:table-cell>
          <table:table-cell table:formula="of:=[.J4]*0.46" office:value-type="float" office:value="5.00089" calcext:value-type="float">
            <text:p>5.00089</text:p>
          </table:table-cell>
          <table:table-cell table:formula="of:=[.K4]*0.46" office:value-type="float" office:value="10.152706" calcext:value-type="float">
            <text:p>10.152706</text:p>
          </table:table-cell>
          <table:table-cell table:formula="of:=[.L4]*0.46" office:value-type="float" office:value="3.4040644" calcext:value-type="float">
            <text:p>3.4040644</text:p>
          </table:table-cell>
          <table:table-cell table:formula="of:=[.M4]*0.46" office:value-type="float" office:value="3.4041978" calcext:value-type="float">
            <text:p>3.4041978</text:p>
          </table:table-cell>
          <table:table-cell table:formula="of:=[.N4]*0.46" office:value-type="float" office:value="11.264894" calcext:value-type="float">
            <text:p>11.264894</text:p>
          </table:table-cell>
          <table:table-cell table:formula="of:=[.O4]*0.46" office:value-type="float" office:value="3.8893966" calcext:value-type="float">
            <text:p>3.8893966</text:p>
          </table:table-cell>
          <table:table-cell table:formula="of:=[.P4]*0.46" office:value-type="float" office:value="6.314972" calcext:value-type="float">
            <text:p>6.314972</text:p>
          </table:table-cell>
          <table:table-cell table:formula="of:=[.Q4]*0.46" office:value-type="float" office:value="10.743714" calcext:value-type="float">
            <text:p>10.743714</text:p>
          </table:table-cell>
          <table:table-cell table:formula="of:=[.R4]*0.46" office:value-type="float" office:value="0" calcext:value-type="float">
            <text:p>0</text:p>
          </table:table-cell>
          <table:table-cell table:formula="of:=[.S4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formula="of:=[.D5]*0.46" office:value-type="float" office:value="7.435762" calcext:value-type="float">
            <text:p>7.435762</text:p>
          </table:table-cell>
          <table:table-cell table:formula="of:=[.E5]*0.46" office:value-type="float" office:value="0" calcext:value-type="float">
            <text:p>0</text:p>
          </table:table-cell>
          <table:table-cell table:formula="of:=[.F5]*0.46" office:value-type="float" office:value="2.6120732" calcext:value-type="float">
            <text:p>2.6120732</text:p>
          </table:table-cell>
          <table:table-cell table:formula="of:=[.G5]*0.46" office:value-type="float" office:value="6.096702" calcext:value-type="float">
            <text:p>6.096702</text:p>
          </table:table-cell>
          <table:table-cell table:formula="of:=[.H5]*0.46" office:value-type="float" office:value="7.479094" calcext:value-type="float">
            <text:p>7.479094</text:p>
          </table:table-cell>
          <table:table-cell table:formula="of:=[.I5]*0.46" office:value-type="float" office:value="1.6373976" calcext:value-type="float">
            <text:p>1.6373976</text:p>
          </table:table-cell>
          <table:table-cell table:formula="of:=[.J5]*0.46" office:value-type="float" office:value="6.859336" calcext:value-type="float">
            <text:p>6.859336</text:p>
          </table:table-cell>
          <table:table-cell table:formula="of:=[.K5]*0.46" office:value-type="float" office:value="1.0461274" calcext:value-type="float">
            <text:p>1.0461274</text:p>
          </table:table-cell>
          <table:table-cell table:formula="of:=[.L5]*0.46" office:value-type="float" office:value="7.172642" calcext:value-type="float">
            <text:p>7.172642</text:p>
          </table:table-cell>
          <table:table-cell table:formula="of:=[.M5]*0.46" office:value-type="float" office:value="6.166116" calcext:value-type="float">
            <text:p>6.166116</text:p>
          </table:table-cell>
          <table:table-cell table:formula="of:=[.N5]*0.46" office:value-type="float" office:value="2.4814746" calcext:value-type="float">
            <text:p>2.4814746</text:p>
          </table:table-cell>
          <table:table-cell table:formula="of:=[.O5]*0.46" office:value-type="float" office:value="7.095868" calcext:value-type="float">
            <text:p>7.095868</text:p>
          </table:table-cell>
          <table:table-cell table:formula="of:=[.P5]*0.46" office:value-type="float" office:value="7.673122" calcext:value-type="float">
            <text:p>7.673122</text:p>
          </table:table-cell>
          <table:table-cell table:formula="of:=[.Q5]*0.46" office:value-type="float" office:value="3.922466" calcext:value-type="float">
            <text:p>3.922466</text:p>
          </table:table-cell>
          <table:table-cell table:formula="of:=[.R5]*0.46" office:value-type="float" office:value="0" calcext:value-type="float">
            <text:p>0</text:p>
          </table:table-cell>
          <table:table-cell table:formula="of:=[.S5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formula="of:=[.D6]*0.46" office:value-type="float" office:value="8.206078" calcext:value-type="float">
            <text:p>8.206078</text:p>
          </table:table-cell>
          <table:table-cell table:formula="of:=[.E6]*0.46" office:value-type="float" office:value="1.9394658" calcext:value-type="float">
            <text:p>1.9394658</text:p>
          </table:table-cell>
          <table:table-cell table:formula="of:=[.F6]*0.46" office:value-type="float" office:value="0" calcext:value-type="float">
            <text:p>0</text:p>
          </table:table-cell>
          <table:table-cell table:formula="of:=[.G6]*0.46" office:value-type="float" office:value="7.776806" calcext:value-type="float">
            <text:p>7.776806</text:p>
          </table:table-cell>
          <table:table-cell table:formula="of:=[.H6]*0.46" office:value-type="float" office:value="6.792452" calcext:value-type="float">
            <text:p>6.792452</text:p>
          </table:table-cell>
          <table:table-cell table:formula="of:=[.I6]*0.46" office:value-type="float" office:value="1.6888946" calcext:value-type="float">
            <text:p>1.6888946</text:p>
          </table:table-cell>
          <table:table-cell table:formula="of:=[.J6]*0.46" office:value-type="float" office:value="8.198396" calcext:value-type="float">
            <text:p>8.198396</text:p>
          </table:table-cell>
          <table:table-cell table:formula="of:=[.K6]*0.46" office:value-type="float" office:value="2.3468234" calcext:value-type="float">
            <text:p>2.3468234</text:p>
          </table:table-cell>
          <table:table-cell table:formula="of:=[.L6]*0.46" office:value-type="float" office:value="8.003126" calcext:value-type="float">
            <text:p>8.003126</text:p>
          </table:table-cell>
          <table:table-cell table:formula="of:=[.M6]*0.46" office:value-type="float" office:value="5.806718" calcext:value-type="float">
            <text:p>5.806718</text:p>
          </table:table-cell>
          <table:table-cell table:formula="of:=[.N6]*0.46" office:value-type="float" office:value="2.483908" calcext:value-type="float">
            <text:p>2.483908</text:p>
          </table:table-cell>
          <table:table-cell table:formula="of:=[.O6]*0.46" office:value-type="float" office:value="8.089882" calcext:value-type="float">
            <text:p>8.089882</text:p>
          </table:table-cell>
          <table:table-cell table:formula="of:=[.P6]*0.46" office:value-type="float" office:value="9.339012" calcext:value-type="float">
            <text:p>9.339012</text:p>
          </table:table-cell>
          <table:table-cell table:formula="of:=[.Q6]*0.46" office:value-type="float" office:value="1.7476964" calcext:value-type="float">
            <text:p>1.7476964</text:p>
          </table:table-cell>
          <table:table-cell table:formula="of:=[.R6]*0.46" office:value-type="float" office:value="0" calcext:value-type="float">
            <text:p>0</text:p>
          </table:table-cell>
          <table:table-cell table:formula="of:=[.S6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formula="of:=[.D7]*0.46" office:value-type="float" office:value="3.0454668" calcext:value-type="float">
            <text:p>3.0454668</text:p>
          </table:table-cell>
          <table:table-cell table:formula="of:=[.E7]*0.46" office:value-type="float" office:value="5.973928" calcext:value-type="float">
            <text:p>5.973928</text:p>
          </table:table-cell>
          <table:table-cell table:formula="of:=[.F7]*0.46" office:value-type="float" office:value="7.776806" calcext:value-type="float">
            <text:p>7.776806</text:p>
          </table:table-cell>
          <table:table-cell table:formula="of:=[.G7]*0.46" office:value-type="float" office:value="0" calcext:value-type="float">
            <text:p>0</text:p>
          </table:table-cell>
          <table:table-cell table:formula="of:=[.H7]*0.46" office:value-type="float" office:value="6.524824" calcext:value-type="float">
            <text:p>6.524824</text:p>
          </table:table-cell>
          <table:table-cell table:formula="of:=[.I7]*0.46" office:value-type="float" office:value="6.094724" calcext:value-type="float">
            <text:p>6.094724</text:p>
          </table:table-cell>
          <table:table-cell table:formula="of:=[.J7]*0.46" office:value-type="float" office:value="1.298051" calcext:value-type="float">
            <text:p>1.298051</text:p>
          </table:table-cell>
          <table:table-cell table:formula="of:=[.K7]*0.46" office:value-type="float" office:value="7.139384" calcext:value-type="float">
            <text:p>7.139384</text:p>
          </table:table-cell>
          <table:table-cell table:formula="of:=[.L7]*0.46" office:value-type="float" office:value="2.7744072" calcext:value-type="float">
            <text:p>2.7744072</text:p>
          </table:table-cell>
          <table:table-cell table:formula="of:=[.M7]*0.46" office:value-type="float" office:value="5.316128" calcext:value-type="float">
            <text:p>5.316128</text:p>
          </table:table-cell>
          <table:table-cell table:formula="of:=[.N7]*0.46" office:value-type="float" office:value="8.57808" calcext:value-type="float">
            <text:p>8.57808</text:p>
          </table:table-cell>
          <table:table-cell table:formula="of:=[.O7]*0.46" office:value-type="float" office:value="2.3159804" calcext:value-type="float">
            <text:p>2.3159804</text:p>
          </table:table-cell>
          <table:table-cell table:formula="of:=[.P7]*0.46" office:value-type="float" office:value="1.5839916" calcext:value-type="float">
            <text:p>1.5839916</text:p>
          </table:table-cell>
          <table:table-cell table:formula="of:=[.Q7]*0.46" office:value-type="float" office:value="9.499322" calcext:value-type="float">
            <text:p>9.499322</text:p>
          </table:table-cell>
          <table:table-cell table:formula="of:=[.R7]*0.46" office:value-type="float" office:value="0" calcext:value-type="float">
            <text:p>0</text:p>
          </table:table-cell>
          <table:table-cell table:formula="of:=[.S7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formula="of:=[.D8]*0.46" office:value-type="float" office:value="4.2250816" calcext:value-type="float">
            <text:p>4.2250816</text:p>
          </table:table-cell>
          <table:table-cell table:formula="of:=[.E8]*0.46" office:value-type="float" office:value="6.445336" calcext:value-type="float">
            <text:p>6.445336</text:p>
          </table:table-cell>
          <table:table-cell table:formula="of:=[.F8]*0.46" office:value-type="float" office:value="6.792452" calcext:value-type="float">
            <text:p>6.792452</text:p>
          </table:table-cell>
          <table:table-cell table:formula="of:=[.G8]*0.46" office:value-type="float" office:value="6.524824" calcext:value-type="float">
            <text:p>6.524824</text:p>
          </table:table-cell>
          <table:table-cell table:formula="of:=[.H8]*0.46" office:value-type="float" office:value="0" calcext:value-type="float">
            <text:p>0</text:p>
          </table:table-cell>
          <table:table-cell table:formula="of:=[.I8]*0.46" office:value-type="float" office:value="6.048034" calcext:value-type="float">
            <text:p>6.048034</text:p>
          </table:table-cell>
          <table:table-cell table:formula="of:=[.J8]*0.46" office:value-type="float" office:value="5.749448" calcext:value-type="float">
            <text:p>5.749448</text:p>
          </table:table-cell>
          <table:table-cell table:formula="of:=[.K8]*0.46" office:value-type="float" office:value="8.17351" calcext:value-type="float">
            <text:p>8.17351</text:p>
          </table:table-cell>
          <table:table-cell table:formula="of:=[.L8]*0.46" office:value-type="float" office:value="4.3001582" calcext:value-type="float">
            <text:p>4.3001582</text:p>
          </table:table-cell>
          <table:table-cell table:formula="of:=[.M8]*0.46" office:value-type="float" office:value="1.439087" calcext:value-type="float">
            <text:p>1.439087</text:p>
          </table:table-cell>
          <table:table-cell table:formula="of:=[.N8]*0.46" office:value-type="float" office:value="9.076352" calcext:value-type="float">
            <text:p>9.076352</text:p>
          </table:table-cell>
          <table:table-cell table:formula="of:=[.O8]*0.46" office:value-type="float" office:value="4.767578" calcext:value-type="float">
            <text:p>4.767578</text:p>
          </table:table-cell>
          <table:table-cell table:formula="of:=[.P8]*0.46" office:value-type="float" office:value="7.306594" calcext:value-type="float">
            <text:p>7.306594</text:p>
          </table:table-cell>
          <table:table-cell table:formula="of:=[.Q8]*0.46" office:value-type="float" office:value="8.176684" calcext:value-type="float">
            <text:p>8.176684</text:p>
          </table:table-cell>
          <table:table-cell table:formula="of:=[.R8]*0.46" office:value-type="float" office:value="0" calcext:value-type="float">
            <text:p>0</text:p>
          </table:table-cell>
          <table:table-cell table:formula="of:=[.S8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formula="of:=[.D9]*0.46" office:value-type="float" office:value="6.734078" calcext:value-type="float">
            <text:p>6.734078</text:p>
          </table:table-cell>
          <table:table-cell table:formula="of:=[.E9]*0.46" office:value-type="float" office:value="0.5143076" calcext:value-type="float">
            <text:p>0.5143076</text:p>
          </table:table-cell>
          <table:table-cell table:formula="of:=[.F9]*0.46" office:value-type="float" office:value="1.6888946" calcext:value-type="float">
            <text:p>1.6888946</text:p>
          </table:table-cell>
          <table:table-cell table:formula="of:=[.G9]*0.46" office:value-type="float" office:value="6.094724" calcext:value-type="float">
            <text:p>6.094724</text:p>
          </table:table-cell>
          <table:table-cell table:formula="of:=[.H9]*0.46" office:value-type="float" office:value="6.048034" calcext:value-type="float">
            <text:p>6.048034</text:p>
          </table:table-cell>
          <table:table-cell table:formula="of:=[.I9]*0.46" office:value-type="float" office:value="0" calcext:value-type="float">
            <text:p>0</text:p>
          </table:table-cell>
          <table:table-cell table:formula="of:=[.J9]*0.46" office:value-type="float" office:value="6.567006" calcext:value-type="float">
            <text:p>6.567006</text:p>
          </table:table-cell>
          <table:table-cell table:formula="of:=[.K9]*0.46" office:value-type="float" office:value="2.1293584" calcext:value-type="float">
            <text:p>2.1293584</text:p>
          </table:table-cell>
          <table:table-cell table:formula="of:=[.L9]*0.46" office:value-type="float" office:value="6.507988" calcext:value-type="float">
            <text:p>6.507988</text:p>
          </table:table-cell>
          <table:table-cell table:formula="of:=[.M9]*0.46" office:value-type="float" office:value="4.833588" calcext:value-type="float">
            <text:p>4.833588</text:p>
          </table:table-cell>
          <table:table-cell table:formula="of:=[.N9]*0.46" office:value-type="float" office:value="3.1410732" calcext:value-type="float">
            <text:p>3.1410732</text:p>
          </table:table-cell>
          <table:table-cell table:formula="of:=[.O9]*0.46" office:value-type="float" office:value="6.543868" calcext:value-type="float">
            <text:p>6.543868</text:p>
          </table:table-cell>
          <table:table-cell table:formula="of:=[.P9]*0.46" office:value-type="float" office:value="7.66268" calcext:value-type="float">
            <text:p>7.66268</text:p>
          </table:table-cell>
          <table:table-cell table:formula="of:=[.Q9]*0.46" office:value-type="float" office:value="3.4058814" calcext:value-type="float">
            <text:p>3.4058814</text:p>
          </table:table-cell>
          <table:table-cell table:formula="of:=[.R9]*0.46" office:value-type="float" office:value="0" calcext:value-type="float">
            <text:p>0</text:p>
          </table:table-cell>
          <table:table-cell table:formula="of:=[.S9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formula="of:=[.D10]*0.46" office:value-type="float" office:value="1.8481098" calcext:value-type="float">
            <text:p>1.8481098</text:p>
          </table:table-cell>
          <table:table-cell table:formula="of:=[.E10]*0.46" office:value-type="float" office:value="6.542442" calcext:value-type="float">
            <text:p>6.542442</text:p>
          </table:table-cell>
          <table:table-cell table:formula="of:=[.F10]*0.46" office:value-type="float" office:value="8.198396" calcext:value-type="float">
            <text:p>8.198396</text:p>
          </table:table-cell>
          <table:table-cell table:formula="of:=[.G10]*0.46" office:value-type="float" office:value="1.298051" calcext:value-type="float">
            <text:p>1.298051</text:p>
          </table:table-cell>
          <table:table-cell table:formula="of:=[.H10]*0.46" office:value-type="float" office:value="5.749448" calcext:value-type="float">
            <text:p>5.749448</text:p>
          </table:table-cell>
          <table:table-cell table:formula="of:=[.I10]*0.46" office:value-type="float" office:value="6.567006" calcext:value-type="float">
            <text:p>6.567006</text:p>
          </table:table-cell>
          <table:table-cell table:formula="of:=[.J10]*0.46" office:value-type="float" office:value="0" calcext:value-type="float">
            <text:p>0</text:p>
          </table:table-cell>
          <table:table-cell table:formula="of:=[.K10]*0.46" office:value-type="float" office:value="7.902892" calcext:value-type="float">
            <text:p>7.902892</text:p>
          </table:table-cell>
          <table:table-cell table:formula="of:=[.L10]*0.46" office:value-type="float" office:value="1.6164078" calcext:value-type="float">
            <text:p>1.6164078</text:p>
          </table:table-cell>
          <table:table-cell table:formula="of:=[.M10]*0.46" office:value-type="float" office:value="4.719002" calcext:value-type="float">
            <text:p>4.719002</text:p>
          </table:table-cell>
          <table:table-cell table:formula="of:=[.N10]*0.46" office:value-type="float" office:value="9.313988" calcext:value-type="float">
            <text:p>9.313988</text:p>
          </table:table-cell>
          <table:table-cell table:formula="of:=[.O10]*0.46" office:value-type="float" office:value="1.1154356" calcext:value-type="float">
            <text:p>1.1154356</text:p>
          </table:table-cell>
          <table:table-cell table:formula="of:=[.P10]*0.46" office:value-type="float" office:value="1.5690186" calcext:value-type="float">
            <text:p>1.5690186</text:p>
          </table:table-cell>
          <table:table-cell table:formula="of:=[.Q10]*0.46" office:value-type="float" office:value="9.945246" calcext:value-type="float">
            <text:p>9.945246</text:p>
          </table:table-cell>
          <table:table-cell table:formula="of:=[.R10]*0.46" office:value-type="float" office:value="0" calcext:value-type="float">
            <text:p>0</text:p>
          </table:table-cell>
          <table:table-cell table:formula="of:=[.S10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formula="of:=[.D11]*0.46" office:value-type="float" office:value="8.434698" calcext:value-type="float">
            <text:p>8.434698</text:p>
          </table:table-cell>
          <table:table-cell table:formula="of:=[.E11]*0.46" office:value-type="float" office:value="1.7457736" calcext:value-type="float">
            <text:p>1.7457736</text:p>
          </table:table-cell>
          <table:table-cell table:formula="of:=[.F11]*0.46" office:value-type="float" office:value="2.3468234" calcext:value-type="float">
            <text:p>2.3468234</text:p>
          </table:table-cell>
          <table:table-cell table:formula="of:=[.G11]*0.46" office:value-type="float" office:value="7.139384" calcext:value-type="float">
            <text:p>7.139384</text:p>
          </table:table-cell>
          <table:table-cell table:formula="of:=[.H11]*0.46" office:value-type="float" office:value="8.17351" calcext:value-type="float">
            <text:p>8.17351</text:p>
          </table:table-cell>
          <table:table-cell table:formula="of:=[.I11]*0.46" office:value-type="float" office:value="2.1293584" calcext:value-type="float">
            <text:p>2.1293584</text:p>
          </table:table-cell>
          <table:table-cell table:formula="of:=[.J11]*0.46" office:value-type="float" office:value="7.902892" calcext:value-type="float">
            <text:p>7.902892</text:p>
          </table:table-cell>
          <table:table-cell table:formula="of:=[.K11]*0.46" office:value-type="float" office:value="0" calcext:value-type="float">
            <text:p>0</text:p>
          </table:table-cell>
          <table:table-cell table:formula="of:=[.L11]*0.46" office:value-type="float" office:value="8.17742" calcext:value-type="float">
            <text:p>8.17742</text:p>
          </table:table-cell>
          <table:table-cell table:formula="of:=[.M11]*0.46" office:value-type="float" office:value="6.92944" calcext:value-type="float">
            <text:p>6.92944</text:p>
          </table:table-cell>
          <table:table-cell table:formula="of:=[.N11]*0.46" office:value-type="float" office:value="1.4437468" calcext:value-type="float">
            <text:p>1.4437468</text:p>
          </table:table-cell>
          <table:table-cell table:formula="of:=[.O11]*0.46" office:value-type="float" office:value="8.11762" calcext:value-type="float">
            <text:p>8.11762</text:p>
          </table:table-cell>
          <table:table-cell table:formula="of:=[.P11]*0.46" office:value-type="float" office:value="8.713688" calcext:value-type="float">
            <text:p>8.713688</text:p>
          </table:table-cell>
          <table:table-cell table:formula="of:=[.Q11]*0.46" office:value-type="float" office:value="3.2373236" calcext:value-type="float">
            <text:p>3.2373236</text:p>
          </table:table-cell>
          <table:table-cell table:formula="of:=[.R11]*0.46" office:value-type="float" office:value="0" calcext:value-type="float">
            <text:p>0</text:p>
          </table:table-cell>
          <table:table-cell table:formula="of:=[.S11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formula="of:=[.D12]*0.46" office:value-type="float" office:value="0.30068682" calcext:value-type="float">
            <text:p>0.30068682</text:p>
          </table:table-cell>
          <table:table-cell table:formula="of:=[.E12]*0.46" office:value-type="float" office:value="6.609786" calcext:value-type="float">
            <text:p>6.609786</text:p>
          </table:table-cell>
          <table:table-cell table:formula="of:=[.F12]*0.46" office:value-type="float" office:value="8.003126" calcext:value-type="float">
            <text:p>8.003126</text:p>
          </table:table-cell>
          <table:table-cell table:formula="of:=[.G12]*0.46" office:value-type="float" office:value="2.7744072" calcext:value-type="float">
            <text:p>2.7744072</text:p>
          </table:table-cell>
          <table:table-cell table:formula="of:=[.H12]*0.46" office:value-type="float" office:value="4.3001582" calcext:value-type="float">
            <text:p>4.3001582</text:p>
          </table:table-cell>
          <table:table-cell table:formula="of:=[.I12]*0.46" office:value-type="float" office:value="6.507988" calcext:value-type="float">
            <text:p>6.507988</text:p>
          </table:table-cell>
          <table:table-cell table:formula="of:=[.J12]*0.46" office:value-type="float" office:value="1.6164078" calcext:value-type="float">
            <text:p>1.6164078</text:p>
          </table:table-cell>
          <table:table-cell table:formula="of:=[.K12]*0.46" office:value-type="float" office:value="8.17742" calcext:value-type="float">
            <text:p>8.17742</text:p>
          </table:table-cell>
          <table:table-cell table:formula="of:=[.L12]*0.46" office:value-type="float" office:value="0" calcext:value-type="float">
            <text:p>0</text:p>
          </table:table-cell>
          <table:table-cell table:formula="of:=[.M12]*0.46" office:value-type="float" office:value="3.4876648" calcext:value-type="float">
            <text:p>3.4876648</text:p>
          </table:table-cell>
          <table:table-cell table:formula="of:=[.N12]*0.46" office:value-type="float" office:value="9.508706" calcext:value-type="float">
            <text:p>9.508706</text:p>
          </table:table-cell>
          <table:table-cell table:formula="of:=[.O12]*0.46" office:value-type="float" office:value="0.5062438" calcext:value-type="float">
            <text:p>0.5062438</text:p>
          </table:table-cell>
          <table:table-cell table:formula="of:=[.P12]*0.46" office:value-type="float" office:value="3.0740052" calcext:value-type="float">
            <text:p>3.0740052</text:p>
          </table:table-cell>
          <table:table-cell table:formula="of:=[.Q12]*0.46" office:value-type="float" office:value="9.731484" calcext:value-type="float">
            <text:p>9.731484</text:p>
          </table:table-cell>
          <table:table-cell table:formula="of:=[.R12]*0.46" office:value-type="float" office:value="0" calcext:value-type="float">
            <text:p>0</text:p>
          </table:table-cell>
          <table:table-cell table:formula="of:=[.S12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formula="of:=[.D13]*0.46" office:value-type="float" office:value="3.5070538" calcext:value-type="float">
            <text:p>3.5070538</text:p>
          </table:table-cell>
          <table:table-cell table:formula="of:=[.E13]*0.46" office:value-type="float" office:value="5.184706" calcext:value-type="float">
            <text:p>5.184706</text:p>
          </table:table-cell>
          <table:table-cell table:formula="of:=[.F13]*0.46" office:value-type="float" office:value="5.806718" calcext:value-type="float">
            <text:p>5.806718</text:p>
          </table:table-cell>
          <table:table-cell table:formula="of:=[.G13]*0.46" office:value-type="float" office:value="5.316128" calcext:value-type="float">
            <text:p>5.316128</text:p>
          </table:table-cell>
          <table:table-cell table:formula="of:=[.H13]*0.46" office:value-type="float" office:value="1.439087" calcext:value-type="float">
            <text:p>1.439087</text:p>
          </table:table-cell>
          <table:table-cell table:formula="of:=[.I13]*0.46" office:value-type="float" office:value="4.833588" calcext:value-type="float">
            <text:p>4.833588</text:p>
          </table:table-cell>
          <table:table-cell table:formula="of:=[.J13]*0.46" office:value-type="float" office:value="4.719002" calcext:value-type="float">
            <text:p>4.719002</text:p>
          </table:table-cell>
          <table:table-cell table:formula="of:=[.K13]*0.46" office:value-type="float" office:value="6.92944" calcext:value-type="float">
            <text:p>6.92944</text:p>
          </table:table-cell>
          <table:table-cell table:formula="of:=[.L13]*0.46" office:value-type="float" office:value="3.4876648" calcext:value-type="float">
            <text:p>3.4876648</text:p>
          </table:table-cell>
          <table:table-cell table:formula="of:=[.M13]*0.46" office:value-type="float" office:value="0" calcext:value-type="float">
            <text:p>0</text:p>
          </table:table-cell>
          <table:table-cell table:formula="of:=[.N13]*0.46" office:value-type="float" office:value="7.941118" calcext:value-type="float">
            <text:p>7.941118</text:p>
          </table:table-cell>
          <table:table-cell table:formula="of:=[.O13]*0.46" office:value-type="float" office:value="3.8813926" calcext:value-type="float">
            <text:p>3.8813926</text:p>
          </table:table-cell>
          <table:table-cell table:formula="of:=[.P13]*0.46" office:value-type="float" office:value="6.286268" calcext:value-type="float">
            <text:p>6.286268</text:p>
          </table:table-cell>
          <table:table-cell table:formula="of:=[.Q13]*0.46" office:value-type="float" office:value="7.343026" calcext:value-type="float">
            <text:p>7.343026</text:p>
          </table:table-cell>
          <table:table-cell table:formula="of:=[.R13]*0.46" office:value-type="float" office:value="0" calcext:value-type="float">
            <text:p>0</text:p>
          </table:table-cell>
          <table:table-cell table:formula="of:=[.S13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formula="of:=[.D14]*0.46" office:value-type="float" office:value="9.755542" calcext:value-type="float">
            <text:p>9.755542</text:p>
          </table:table-cell>
          <table:table-cell table:formula="of:=[.E14]*0.46" office:value-type="float" office:value="2.917251" calcext:value-type="float">
            <text:p>2.917251</text:p>
          </table:table-cell>
          <table:table-cell table:formula="of:=[.F14]*0.46" office:value-type="float" office:value="2.483908" calcext:value-type="float">
            <text:p>2.483908</text:p>
          </table:table-cell>
          <table:table-cell table:formula="of:=[.G14]*0.46" office:value-type="float" office:value="8.57808" calcext:value-type="float">
            <text:p>8.57808</text:p>
          </table:table-cell>
          <table:table-cell table:formula="of:=[.H14]*0.46" office:value-type="float" office:value="9.076352" calcext:value-type="float">
            <text:p>9.076352</text:p>
          </table:table-cell>
          <table:table-cell table:formula="of:=[.I14]*0.46" office:value-type="float" office:value="3.1410732" calcext:value-type="float">
            <text:p>3.1410732</text:p>
          </table:table-cell>
          <table:table-cell table:formula="of:=[.J14]*0.46" office:value-type="float" office:value="9.313988" calcext:value-type="float">
            <text:p>9.313988</text:p>
          </table:table-cell>
          <table:table-cell table:formula="of:=[.K14]*0.46" office:value-type="float" office:value="1.4437468" calcext:value-type="float">
            <text:p>1.4437468</text:p>
          </table:table-cell>
          <table:table-cell table:formula="of:=[.L14]*0.46" office:value-type="float" office:value="9.508706" calcext:value-type="float">
            <text:p>9.508706</text:p>
          </table:table-cell>
          <table:table-cell table:formula="of:=[.M14]*0.46" office:value-type="float" office:value="7.941118" calcext:value-type="float">
            <text:p>7.941118</text:p>
          </table:table-cell>
          <table:table-cell table:formula="of:=[.N14]*0.46" office:value-type="float" office:value="0" calcext:value-type="float">
            <text:p>0</text:p>
          </table:table-cell>
          <table:table-cell table:formula="of:=[.O14]*0.46" office:value-type="float" office:value="9.478714" calcext:value-type="float">
            <text:p>9.478714</text:p>
          </table:table-cell>
          <table:table-cell table:formula="of:=[.P14]*0.46" office:value-type="float" office:value="10.154454" calcext:value-type="float">
            <text:p>10.154454</text:p>
          </table:table-cell>
          <table:table-cell table:formula="of:=[.Q14]*0.46" office:value-type="float" office:value="2.4693168" calcext:value-type="float">
            <text:p>2.4693168</text:p>
          </table:table-cell>
          <table:table-cell table:formula="of:=[.R14]*0.46" office:value-type="float" office:value="0" calcext:value-type="float">
            <text:p>0</text:p>
          </table:table-cell>
          <table:table-cell table:formula="of:=[.S14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6" office:value-type="float" office:value="11" calcext:value-type="float">
            <text:p>11</text:p>
          </table:table-cell>
          <table:table-cell table:formula="of:=[.D15]*0.46" office:value-type="float" office:value="0.737173" calcext:value-type="float">
            <text:p>0.737173</text:p>
          </table:table-cell>
          <table:table-cell table:formula="of:=[.E15]*0.46" office:value-type="float" office:value="6.606566" calcext:value-type="float">
            <text:p>6.606566</text:p>
          </table:table-cell>
          <table:table-cell table:formula="of:=[.F15]*0.46" office:value-type="float" office:value="8.089882" calcext:value-type="float">
            <text:p>8.089882</text:p>
          </table:table-cell>
          <table:table-cell table:formula="of:=[.G15]*0.46" office:value-type="float" office:value="2.3159804" calcext:value-type="float">
            <text:p>2.3159804</text:p>
          </table:table-cell>
          <table:table-cell table:formula="of:=[.H15]*0.46" office:value-type="float" office:value="4.767578" calcext:value-type="float">
            <text:p>4.767578</text:p>
          </table:table-cell>
          <table:table-cell table:formula="of:=[.I15]*0.46" office:value-type="float" office:value="6.543868" calcext:value-type="float">
            <text:p>6.543868</text:p>
          </table:table-cell>
          <table:table-cell table:formula="of:=[.J15]*0.46" office:value-type="float" office:value="1.1154356" calcext:value-type="float">
            <text:p>1.1154356</text:p>
          </table:table-cell>
          <table:table-cell table:formula="of:=[.K15]*0.46" office:value-type="float" office:value="8.11762" calcext:value-type="float">
            <text:p>8.11762</text:p>
          </table:table-cell>
          <table:table-cell table:formula="of:=[.L15]*0.46" office:value-type="float" office:value="0.5062438" calcext:value-type="float">
            <text:p>0.5062438</text:p>
          </table:table-cell>
          <table:table-cell table:formula="of:=[.M15]*0.46" office:value-type="float" office:value="3.8813926" calcext:value-type="float">
            <text:p>3.8813926</text:p>
          </table:table-cell>
          <table:table-cell table:formula="of:=[.N15]*0.46" office:value-type="float" office:value="9.478714" calcext:value-type="float">
            <text:p>9.478714</text:p>
          </table:table-cell>
          <table:table-cell table:formula="of:=[.O15]*0.46" office:value-type="float" office:value="0" calcext:value-type="float">
            <text:p>0</text:p>
          </table:table-cell>
          <table:table-cell table:formula="of:=[.P15]*0.46" office:value-type="float" office:value="2.5738058" calcext:value-type="float">
            <text:p>2.5738058</text:p>
          </table:table-cell>
          <table:table-cell table:formula="of:=[.Q15]*0.46" office:value-type="float" office:value="9.830062" calcext:value-type="float">
            <text:p>9.830062</text:p>
          </table:table-cell>
          <table:table-cell table:formula="of:=[.R15]*0.46" office:value-type="float" office:value="0" calcext:value-type="float">
            <text:p>0</text:p>
          </table:table-cell>
          <table:table-cell table:formula="of:=[.S15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6]*0.46" office:value-type="float" office:value="3.2440212" calcext:value-type="float">
            <text:p>3.2440212</text:p>
          </table:table-cell>
          <table:table-cell table:formula="of:=[.E16]*0.46" office:value-type="float" office:value="7.554166" calcext:value-type="float">
            <text:p>7.554166</text:p>
          </table:table-cell>
          <table:table-cell table:formula="of:=[.F16]*0.46" office:value-type="float" office:value="9.339012" calcext:value-type="float">
            <text:p>9.339012</text:p>
          </table:table-cell>
          <table:table-cell table:formula="of:=[.G16]*0.46" office:value-type="float" office:value="1.5839916" calcext:value-type="float">
            <text:p>1.5839916</text:p>
          </table:table-cell>
          <table:table-cell table:formula="of:=[.H16]*0.46" office:value-type="float" office:value="7.306594" calcext:value-type="float">
            <text:p>7.306594</text:p>
          </table:table-cell>
          <table:table-cell table:formula="of:=[.I16]*0.46" office:value-type="float" office:value="7.66268" calcext:value-type="float">
            <text:p>7.66268</text:p>
          </table:table-cell>
          <table:table-cell table:formula="of:=[.J16]*0.46" office:value-type="float" office:value="1.5690186" calcext:value-type="float">
            <text:p>1.5690186</text:p>
          </table:table-cell>
          <table:table-cell table:formula="of:=[.K16]*0.46" office:value-type="float" office:value="8.713688" calcext:value-type="float">
            <text:p>8.713688</text:p>
          </table:table-cell>
          <table:table-cell table:formula="of:=[.L16]*0.46" office:value-type="float" office:value="3.0740052" calcext:value-type="float">
            <text:p>3.0740052</text:p>
          </table:table-cell>
          <table:table-cell table:formula="of:=[.M16]*0.46" office:value-type="float" office:value="6.286268" calcext:value-type="float">
            <text:p>6.286268</text:p>
          </table:table-cell>
          <table:table-cell table:formula="of:=[.N16]*0.46" office:value-type="float" office:value="10.154454" calcext:value-type="float">
            <text:p>10.154454</text:p>
          </table:table-cell>
          <table:table-cell table:formula="of:=[.O16]*0.46" office:value-type="float" office:value="2.5738058" calcext:value-type="float">
            <text:p>2.5738058</text:p>
          </table:table-cell>
          <table:table-cell table:formula="of:=[.P16]*0.46" office:value-type="float" office:value="0" calcext:value-type="float">
            <text:p>0</text:p>
          </table:table-cell>
          <table:table-cell table:formula="of:=[.Q16]*0.46" office:value-type="float" office:value="11.068566" calcext:value-type="float">
            <text:p>11.068566</text:p>
          </table:table-cell>
          <table:table-cell table:formula="of:=[.R16]*0.46" office:value-type="float" office:value="0" calcext:value-type="float">
            <text:p>0</text:p>
          </table:table-cell>
          <table:table-cell table:formula="of:=[.S16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17]*0.46" office:value-type="float" office:value="9.927352" calcext:value-type="float">
            <text:p>9.927352</text:p>
          </table:table-cell>
          <table:table-cell table:formula="of:=[.E17]*0.46" office:value-type="float" office:value="3.5652622" calcext:value-type="float">
            <text:p>3.5652622</text:p>
          </table:table-cell>
          <table:table-cell table:formula="of:=[.F17]*0.46" office:value-type="float" office:value="1.7476964" calcext:value-type="float">
            <text:p>1.7476964</text:p>
          </table:table-cell>
          <table:table-cell table:formula="of:=[.G17]*0.46" office:value-type="float" office:value="9.499322" calcext:value-type="float">
            <text:p>9.499322</text:p>
          </table:table-cell>
          <table:table-cell table:formula="of:=[.H17]*0.46" office:value-type="float" office:value="8.176684" calcext:value-type="float">
            <text:p>8.176684</text:p>
          </table:table-cell>
          <table:table-cell table:formula="of:=[.I17]*0.46" office:value-type="float" office:value="3.4058814" calcext:value-type="float">
            <text:p>3.4058814</text:p>
          </table:table-cell>
          <table:table-cell table:formula="of:=[.J17]*0.46" office:value-type="float" office:value="9.945246" calcext:value-type="float">
            <text:p>9.945246</text:p>
          </table:table-cell>
          <table:table-cell table:formula="of:=[.K17]*0.46" office:value-type="float" office:value="3.2373236" calcext:value-type="float">
            <text:p>3.2373236</text:p>
          </table:table-cell>
          <table:table-cell table:formula="of:=[.L17]*0.46" office:value-type="float" office:value="9.731484" calcext:value-type="float">
            <text:p>9.731484</text:p>
          </table:table-cell>
          <table:table-cell table:formula="of:=[.M17]*0.46" office:value-type="float" office:value="7.343026" calcext:value-type="float">
            <text:p>7.343026</text:p>
          </table:table-cell>
          <table:table-cell table:formula="of:=[.N17]*0.46" office:value-type="float" office:value="2.4693168" calcext:value-type="float">
            <text:p>2.4693168</text:p>
          </table:table-cell>
          <table:table-cell table:formula="of:=[.O17]*0.46" office:value-type="float" office:value="9.830062" calcext:value-type="float">
            <text:p>9.830062</text:p>
          </table:table-cell>
          <table:table-cell table:formula="of:=[.P17]*0.46" office:value-type="float" office:value="11.068566" calcext:value-type="float">
            <text:p>11.068566</text:p>
          </table:table-cell>
          <table:table-cell table:formula="of:=[.Q17]*0.46" office:value-type="float" office:value="0" calcext:value-type="float">
            <text:p>0</text:p>
          </table:table-cell>
          <table:table-cell table:formula="of:=[.R17]*0.46" office:value-type="float" office:value="0" calcext:value-type="float">
            <text:p>0</text:p>
          </table:table-cell>
          <table:table-cell table:formula="of:=[.S17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18]*0.46" office:value-type="float" office:value="0" calcext:value-type="float">
            <text:p>0</text:p>
          </table:table-cell>
          <table:table-cell table:formula="of:=[.E18]*0.46" office:value-type="float" office:value="0" calcext:value-type="float">
            <text:p>0</text:p>
          </table:table-cell>
          <table:table-cell table:formula="of:=[.F18]*0.46" office:value-type="float" office:value="0" calcext:value-type="float">
            <text:p>0</text:p>
          </table:table-cell>
          <table:table-cell table:formula="of:=[.G18]*0.46" office:value-type="float" office:value="0" calcext:value-type="float">
            <text:p>0</text:p>
          </table:table-cell>
          <table:table-cell table:formula="of:=[.H18]*0.46" office:value-type="float" office:value="0" calcext:value-type="float">
            <text:p>0</text:p>
          </table:table-cell>
          <table:table-cell table:formula="of:=[.I18]*0.46" office:value-type="float" office:value="0" calcext:value-type="float">
            <text:p>0</text:p>
          </table:table-cell>
          <table:table-cell table:formula="of:=[.J18]*0.46" office:value-type="float" office:value="0" calcext:value-type="float">
            <text:p>0</text:p>
          </table:table-cell>
          <table:table-cell table:formula="of:=[.K18]*0.46" office:value-type="float" office:value="0" calcext:value-type="float">
            <text:p>0</text:p>
          </table:table-cell>
          <table:table-cell table:formula="of:=[.L18]*0.46" office:value-type="float" office:value="0" calcext:value-type="float">
            <text:p>0</text:p>
          </table:table-cell>
          <table:table-cell table:formula="of:=[.M18]*0.46" office:value-type="float" office:value="0" calcext:value-type="float">
            <text:p>0</text:p>
          </table:table-cell>
          <table:table-cell table:formula="of:=[.N18]*0.46" office:value-type="float" office:value="0" calcext:value-type="float">
            <text:p>0</text:p>
          </table:table-cell>
          <table:table-cell table:formula="of:=[.O18]*0.46" office:value-type="float" office:value="0" calcext:value-type="float">
            <text:p>0</text:p>
          </table:table-cell>
          <table:table-cell table:formula="of:=[.P18]*0.46" office:value-type="float" office:value="0" calcext:value-type="float">
            <text:p>0</text:p>
          </table:table-cell>
          <table:table-cell table:formula="of:=[.Q18]*0.46" office:value-type="float" office:value="0" calcext:value-type="float">
            <text:p>0</text:p>
          </table:table-cell>
          <table:table-cell table:formula="of:=[.R18]*0.46" office:value-type="float" office:value="0" calcext:value-type="float">
            <text:p>0</text:p>
          </table:table-cell>
          <table:table-cell table:formula="of:=[.S18]*0.4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9]*0.46" office:value-type="float" office:value="0" calcext:value-type="float">
            <text:p>0</text:p>
          </table:table-cell>
          <table:table-cell table:formula="of:=[.E19]*0.46" office:value-type="float" office:value="0" calcext:value-type="float">
            <text:p>0</text:p>
          </table:table-cell>
          <table:table-cell table:formula="of:=[.F19]*0.46" office:value-type="float" office:value="0" calcext:value-type="float">
            <text:p>0</text:p>
          </table:table-cell>
          <table:table-cell table:formula="of:=[.G19]*0.46" office:value-type="float" office:value="0" calcext:value-type="float">
            <text:p>0</text:p>
          </table:table-cell>
          <table:table-cell table:formula="of:=[.H19]*0.46" office:value-type="float" office:value="0" calcext:value-type="float">
            <text:p>0</text:p>
          </table:table-cell>
          <table:table-cell table:formula="of:=[.I19]*0.46" office:value-type="float" office:value="0" calcext:value-type="float">
            <text:p>0</text:p>
          </table:table-cell>
          <table:table-cell table:formula="of:=[.J19]*0.46" office:value-type="float" office:value="0" calcext:value-type="float">
            <text:p>0</text:p>
          </table:table-cell>
          <table:table-cell table:formula="of:=[.K19]*0.46" office:value-type="float" office:value="0" calcext:value-type="float">
            <text:p>0</text:p>
          </table:table-cell>
          <table:table-cell table:formula="of:=[.L19]*0.46" office:value-type="float" office:value="0" calcext:value-type="float">
            <text:p>0</text:p>
          </table:table-cell>
          <table:table-cell table:formula="of:=[.M19]*0.46" office:value-type="float" office:value="0" calcext:value-type="float">
            <text:p>0</text:p>
          </table:table-cell>
          <table:table-cell table:formula="of:=[.N19]*0.46" office:value-type="float" office:value="0" calcext:value-type="float">
            <text:p>0</text:p>
          </table:table-cell>
          <table:table-cell table:formula="of:=[.O19]*0.46" office:value-type="float" office:value="0" calcext:value-type="float">
            <text:p>0</text:p>
          </table:table-cell>
          <table:table-cell table:formula="of:=[.P19]*0.46" office:value-type="float" office:value="0" calcext:value-type="float">
            <text:p>0</text:p>
          </table:table-cell>
          <table:table-cell table:formula="of:=[.Q19]*0.46" office:value-type="float" office:value="0" calcext:value-type="float">
            <text:p>0</text:p>
          </table:table-cell>
          <table:table-cell table:formula="of:=[.R19]*0.46" office:value-type="float" office:value="0" calcext:value-type="float">
            <text:p>0</text:p>
          </table:table-cell>
          <table:table-cell table:formula="of:=[.S19]*0.46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=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6:49:31.787951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4:03:56.029303813</meta:creation-date>
    <dc:date>2023-02-06T16:55:23.047721062</dc:date>
    <meta:editing-duration>P5DT50M8S</meta:editing-duration>
    <meta:editing-cycles>4</meta:editing-cycles>
    <meta:generator>LibreOffice/6.4.7.2$Linux_X86_64 LibreOffice_project/40$Build-2</meta:generator>
    <meta:document-statistic meta:table-count="4" meta:cell-count="1352" meta:object-count="0"/>
  </office:meta>
</office:document-meta>
</file>